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2560" officeooo:paragraph-rsid="001e2560"/>
    </style:style>
    <style:style style:name="P2" style:family="paragraph" style:parent-style-name="Standard">
      <style:text-properties officeooo:rsid="001e2560" officeooo:paragraph-rsid="001fd0dd"/>
    </style:style>
    <style:style style:name="T1" style:family="text">
      <style:text-properties fo:color="#ff0000"/>
    </style:style>
    <style:style style:name="T2" style:family="text">
      <style:text-properties fo:color="#ff0000" style:text-line-through-style="solid" style:text-line-through-type="double"/>
    </style:style>
    <style:style style:name="T3" style:family="text">
      <style:text-properties fo:color="#ff0000" officeooo:rsid="0023304a"/>
    </style:style>
    <style:style style:name="T4" style:family="text">
      <style:text-properties fo:color="#ff0000" officeooo:rsid="00233dd9"/>
    </style:style>
    <style:style style:name="T5" style:family="text">
      <style:text-properties fo:color="#ff0000" officeooo:rsid="002441fe"/>
    </style:style>
    <style:style style:name="T6" style:family="text">
      <style:text-properties fo:color="#ff0000" officeooo:rsid="00252395"/>
    </style:style>
    <style:style style:name="T7" style:family="text">
      <style:text-properties fo:color="#ff0000" officeooo:rsid="0027138d"/>
    </style:style>
    <style:style style:name="T8" style:family="text">
      <style:text-properties fo:color="#ff0000" officeooo:rsid="0027ebc3"/>
    </style:style>
    <style:style style:name="T9" style:family="text">
      <style:text-properties fo:color="#ff0000" style:text-line-through-style="none" style:text-line-through-type="none" officeooo:rsid="00284080"/>
    </style:style>
    <style:style style:name="T10" style:family="text">
      <style:text-properties fo:color="#ff0000" officeooo:rsid="00284080"/>
    </style:style>
    <style:style style:name="T11" style:family="text">
      <style:text-properties fo:color="#ff0000" officeooo:rsid="002a3aa4"/>
    </style:style>
    <style:style style:name="T12" style:family="text">
      <style:text-properties officeooo:rsid="001fd0dd"/>
    </style:style>
    <style:style style:name="T13" style:family="text">
      <style:text-properties style:text-line-through-style="solid" style:text-line-through-type="double"/>
    </style:style>
    <style:style style:name="T14" style:family="text">
      <style:text-properties style:text-line-through-style="solid" style:text-line-through-type="double" officeooo:rsid="00284080"/>
    </style:style>
    <style:style style:name="T15" style:family="text">
      <style:text-properties officeooo:rsid="0023304a"/>
    </style:style>
    <style:style style:name="T16" style:family="text">
      <style:text-properties style:use-window-font-color="true" style:text-line-through-style="solid" style:text-line-through-type="double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officeooo:rsid="00233dd9"/>
    </style:style>
    <style:style style:name="T19" style:family="text">
      <style:text-properties officeooo:rsid="002441fe"/>
    </style:style>
    <style:style style:name="T20" style:family="text">
      <style:text-properties officeooo:rsid="00252395"/>
    </style:style>
    <style:style style:name="T21" style:family="text">
      <style:text-properties officeooo:rsid="0027138d"/>
    </style:style>
    <style:style style:name="T22" style:family="text">
      <style:text-properties officeooo:rsid="0027ebc3"/>
    </style:style>
    <style:style style:name="T23" style:family="text">
      <style:text-properties officeooo:rsid="00284080"/>
    </style:style>
    <style:style style:name="T24" style:family="text">
      <style:text-properties officeooo:rsid="002a3a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eur : Terrill G.Bouricius</text:p>
      <text:p text:style-name="P1"/>
      <text:p text:style-name="P1">Traducteur : Laurent Garnier </text:p>
      <text:p text:style-name="P1"/>
      <text:p text:style-name="P1">lgpm@husmail.com</text:p>
      <text:p text:style-name="P1"/>
      <text:p text:style-name="P1"/>
      <text:p text:style-name="P1">Journal de délibération publique</text:p>
      <text:p text:style-name="P1"/>
      <text:p text:style-name="P1">Volume 9 Issue 1 <text:s text:c="14"/>Article 11</text:p>
      <text:p text:style-name="P1"/>
      <text:p text:style-name="P1">Démocratie par tirage au sort multi-corps : leçons athéniennes pour</text:p>
      <text:p text:style-name="P1">l’époque moderne. </text:p>
      <text:p text:style-name="P1"/>
      <text:p text:style-name="P1"/>
      <text:p text:style-name="P1">Terrill G.Bouricius</text:p>
      <text:p text:style-name="P1">New Democraty Institute, Terrybour@gmail.com</text:p>
      <text:p text:style-name="P1"/>
      <text:p text:style-name="P1">Suivez cela et des travaux supplémentaires sur :</text:p>
      <text:p text:style-name="P1">http://www.publicdeliberation.net/jpd </text:p>
      <text:p text:style-name="P1"/>
      <text:p text:style-name="P1"/>
      <text:p text:style-name="P1"/>
      <text:p text:style-name="P1">Part de l'histoire ancienne, Grecs et Romains à travers l'antiquité</text:p>
      <text:p text:style-name="P1">tardive, modèles et méthodes communes, d'autres science politique</text:p>
      <text:p text:style-name="P1">communes, l'élaboration des politiques, analyses, et évaluations</text:p>
      <text:p text:style-name="P1">communes, l'histoire de la politique, de la théorie, et des méthodes</text:p>
      <text:p text:style-name="P1">communes, histoire politique commune, et la théorie politique commune.</text:p>
      <text:p text:style-name="P1"/>
      <text:p text:style-name="P1"/>
      <text:p text:style-name="P1"/>
      <text:p text:style-name="P1">Citation recommandée :</text:p>
      <text:p text:style-name="P1"/>
      <text:p text:style-name="P1"/>
      <text:p text:style-name="P1">Bouricius, Terrill G. (2013) "Democracy Through Multi-Body Sortition :</text:p>
      <text:p text:style-name="P1">Athenian Lessons for the Modern Day", Journal of Public Deliberation :</text:p>
      <text:p text:style-name="P1">Vol. 9 : Iss. 1, Article 11.</text:p>
      <text:p text:style-name="P1">Disponible sur : http://www.publicdeliberation.net/jpd/vol9/iss1/art11</text:p>
      <text:p text:style-name="P1"/>
      <text:p text:style-name="P1"/>
      <text:p text:style-name="P1"/>
      <text:p text:style-name="P1">Cet essai vous est présenté pour un accès libre et ouvert par Public</text:p>
      <text:p text:style-name="P1">Deliberation. Il a été accepté pour inclusion dans le Journal of</text:p>
      <text:p text:style-name="P1">Public Deliberation par l'administrateur de Public Deliberation.</text:p>
      <text:p text:style-name="P1"/>
      <text:p text:style-name="P1"/>
      <text:p text:style-name="P1">Démocratie par tirage au sort multi-corps : leçons athéniennes pour</text:p>
      <text:p text:style-name="P1">l’époque moderne. </text:p>
      <text:p text:style-name="P1"/>
      <text:p text:style-name="P1"/>
      <text:p text:style-name="P1"/>
      <text:p text:style-name="P1">Résumé</text:p>
      <text:p text:style-name="P1"><text:soft-page-break/></text:p>
      <text:p text:style-name="P2">La démocratie athénienne classique <text:span text:style-name="T1">mature</text:span> est présentée comme un</text:p>
      <text:p text:style-name="P1">système représentatif, plutôt que sous la forme communément appelée</text:p>
      <text:p text:style-name="P1">«démocratie directe». Vu de cette façon, le problème d’échelle</text:p>
      <text:p text:style-name="P1">communément admis dans l’application de la démocratie athénienne aux</text:p>
      <text:p text:style-name="P1">états-nations modernes est résolu, et les principes pratiques du</text:p>
      <text:p text:style-name="P1">modèle athénien de la démocratie demeurent pertinents aujourd’hui. Le</text:p>
      <text:p text:style-name="P1">rôle clé du tirage au sort (sélection par tirage au sort) pour constituer</text:p>
      <text:p text:style-name="P1">de multiples corps délibérants est expliqué. Cinq dilemmes</text:p>
      <text:p text:style-name="P1">rencontrés par les propositions modernes pour l’utilisation du tirage</text:p>
      <text:p text:style-name="P1">au sort sont examinés. Enfin, un nouveau modèle pour légiférer,</text:p>
      <text:p text:style-name="P1">utilisant plusieurs organismes désignés est présenté, ce qui</text:p>
      <text:p text:style-name="P1">résout ces dilemmes et qui peut être mis en œuvre de nombreuses</text:p>
      <text:p text:style-name="P1">façons, du petit ajout à un système existant jusqu'à une réforme</text:p>
      <text:p text:style-name="P1">plus fondamentale, comme le remplacement d’une ou deux chambres élues</text:p>
      <text:p text:style-name="P1">d’une législature. </text:p>
      <text:p text:style-name="P1"/>
      <text:p text:style-name="P1">Mots-clés</text:p>
      <text:p text:style-name="P1">démocratie, tirage au sort, sélection aléatoire, innovation, demarchy</text:p>
      <text:p text:style-name="P1">(néologisme) , Athènes, représentation <text:s/></text:p>
      <text:p text:style-name="P1"/>
      <text:p text:style-name="P1">Remerciements (de l'auteur)</text:p>
      <text:p text:style-name="P1">Je tiens à remercier John Gastil, Ethan Leib et spécialement</text:p>
      <text:p text:style-name="P1">David Schecter pour les informations utiles pour affiner cet article.</text:p>
      <text:p text:style-name="P1"/>
      <text:p text:style-name="P1">Remerciements (du traducteur)</text:p>
      <text:p text:style-name="P1">Je tiens à remercier l'auteur Terrill Bouricius pour cet article, qui</text:p>
      <text:p text:style-name="P1">je l'espère changera l'avenir du monde, le Journal of Public</text:p>
      <text:p text:style-name="P1">deliberation qui permet sa lecture et son téléchargement en ligne et</text:p>
      <text:p text:style-name="P1">gratuitement. Je tiens également à les remercier pour avoir accepté de</text:p>
      <text:p text:style-name="P1">me confier cette traduction. Enfin, je souhaiterais remercier David</text:p>
      <text:p text:style-name="P1">Von Reybrouck pour avoir écrit le livre Contre les élections (actes</text:p>
      <text:p text:style-name="P1">sud février 2014) dans lequel il présente le travail de Terrill</text:p>
      <text:p text:style-name="P1">Bouricius; et je tiens à remercier mon père de me l'avoir prêté et ma</text:p>
      <text:p text:style-name="P1">mère pour son amour.</text:p>
      <text:p text:style-name="P1"/>
      <text:p text:style-name="P1">Introduction</text:p>
      <text:p text:style-name="P1"/>
      <text:p text:style-name="P1">Un certain nombre de chercheurs ont proposé des réformes démocratiques</text:p>
      <text:p text:style-name="P1">qui utilisent la sélection aléatoire (tirage au sort) pour former des</text:p>
      <text:p text:style-name="P1">corps délibérants (mini publics). Les défenseurs du tirage au sort</text:p>
      <text:p text:style-name="P1">regardent souvent en arrière vers la démocratie athénienne classique</text:p>
      <text:p text:style-name="P1">comme source d’inspiration. Cependant, la plupart des théoriciens</text:p>
      <text:p text:style-name="P1">politiques rejettent la démocratie athénienne en disant qu’elle ne</text:p>
      <text:p text:style-name="P1">peut pas apporter de leçons pratiques pour les états-nations modernes,</text:p>
      <text:p text:style-name="P1">en raison de la question d’échelle. Je ferai valoir que certaines</text:p>
      <text:p text:style-name="P1">pratiques et principes démocratiques athéniens peuvent relever le défi</text:p>
      <text:p text:style-name="P1">de l'échelle, et qu'ils peuvent être utilisés pour concevoir des</text:p>
      <text:p text:style-name="P1">systèmes législatifs <text:span text:style-name="T16">qui sont</text:span><text:span text:style-name="T2"> </text:span>supérieurs à tout système législatif</text:p>
      <text:p text:style-name="P1">utilisé par les démocraties représentatives modernes. Mon intention</text:p>
      <text:p text:style-name="P1">est de ne pas idéaliser la démocratie athénienne - il s'agissait d'une</text:p>
      <text:p text:style-name="P1">société <text:span text:style-name="T3">utilisant <text:s/>des </text:span><text:span text:style-name="T13">qui a tenu les</text:span> esclaves, <text:span text:style-name="T3">excluant</text:span><text:span text:style-name="T15"> </text:span>les femmes <text:span text:style-name="T13">exclus </text:span>de la citoyenneté,</text:p>
      <text:p text:style-name="P1"><text:soft-page-break/>et <text:span text:style-name="T3">qui</text:span><text:span text:style-name="T15"> </text:span>a créé un empire par la conquête d'autres cités-états. Cependant,</text:p>
      <text:p text:style-name="P1">je ferai valoir que certains aspects de la démocratie athénienne</text:p>
      <text:p text:style-name="P1">contiennent de précieuses leçons pour la réforme des gouvernements</text:p>
      <text:p text:style-name="P1">actuels.</text:p>
      <text:p text:style-name="P1"/>
      <text:p text:style-name="P1">Les trois pratiques athéniennes clés étaient : </text:p>
      <text:p text:style-name="P1"/>
      <text:p text:style-name="P1">1) le choix des législateurs et d'autres corps délibérants par tirage</text:p>
      <text:p text:style-name="P1">au sort plutôt que par l'élection</text:p>
      <text:p text:style-name="P1">2) la réparti<text:span text:style-name="T12">ti</text:span>on des tâches législatives entre plusieurs corps, chacun</text:p>
      <text:p text:style-name="P1">avec ses caractéristiques particulières</text:p>
      <text:p text:style-name="P1">3) l'utilisation à la fois de<text:span text:style-name="T13">s</text:span><text:span text:style-name="T17"> </text:span>corps temporaires et de<text:span text:style-name="T13">s</text:span> corps en</text:p>
      <text:p text:style-name="P1">cours à durée déterminée dans les processus de prise de décision</text:p>
      <text:p text:style-name="P1"/>
      <text:p text:style-name="P1">Cette structure permet une performance optimale en faisant</text:p>
      <text:p text:style-name="P1">correspondre les tâches législatives aux caractéristiques propres à</text:p>
      <text:p text:style-name="P1">chaque type de corps, tout en minimisant la possibilité <text:span text:style-name="T18">de </text:span><text:span text:style-name="T4">concentrer</text:span><text:span text:style-name="T18"> </text:span><text:span text:style-name="T13">pour</text:span> le</text:p>
      <text:p text:style-name="P1">pouvoir <text:span text:style-name="T13">de thésaurisation</text:span> et la corruption.</text:p>
      <text:p text:style-name="P1"/>
      <text:p text:style-name="P1">Les principes démocratiques athéniens clés qui sous-tendent le système que</text:p>
      <text:p text:style-name="P1">je vais proposer sont :</text:p>
      <text:p text:style-name="P1">- le principe d'égalité politique (isonomia)</text:p>
      <text:p text:style-name="P1">- le droit de s'exprimer et de contribuer (isegoria)</text:p>
      <text:p text:style-name="P1">- la croyance en la capacité d'un <text:span text:style-name="T4">groupe </text:span><text:span text:style-name="T13">e section</text:span> de personnes <text:span text:style-name="T4">à</text:span><text:span text:style-name="T18"> </text:span><text:span text:style-name="T13">pour</text:span></text:p>
      <text:p text:style-name="P1">délibérer, <text:span text:style-name="T13">des</text:span> <text:span text:style-name="T1">argumen</text:span><text:span text:style-name="T4">ter solidement</text:span><text:span text:style-name="T18"> </text:span>t<text:span text:style-name="T13">s de poids</text:span>, et prendre des décisions raisonnables</text:p>
      <text:p text:style-name="P1"/>
      <text:p text:style-name="P1">1. Démocratie athénienne réinterprétée</text:p>
      <text:p text:style-name="P1"/>
      <text:p text:style-name="P1">1.1 Modèle athénien : la démocratie représentative non-électorale.</text:p>
      <text:p text:style-name="P1"/>
      <text:p text:style-name="P1">Nous apprenons à l'école que le système athénien était une forme de</text:p>
      <text:p text:style-name="P1">démocratie "directe", où les citoyens prenaient des décisions dans les</text:p>
      <text:p text:style-name="P1">assemblées en face-à-face, sans représentants. Nous apprenons que, bien</text:p>
      <text:p text:style-name="P1">que ce genre de système pourrait fonctionner sur une petite échelle,</text:p>
      <text:p text:style-name="P1">comme une réunion de ville de la Nouvelle Angleterre (Bryan, 2003), il</text:p>
      <text:p text:style-name="P1">serait impossible pour une grande ville, et encore moins <text:span text:style-name="T4">pour</text:span><text:span text:style-name="T18"> </text:span>une nation.</text:p>
      <text:p text:style-name="P1">(Note) Certains partisans de la démocratie directe s'accrochent au</text:p>
      <text:p text:style-name="P1">référendum comme l'analogue le plus proche (bien que cela ne soit pas la</text:p>
      <text:p text:style-name="P1">délibération essentielle pour le modèle athénien</text:p>
      <text:p text:style-name="P1">face-à-face). Certains proposent des façons novatrices d'utiliser les <text:s/></text:p>
      <text:p text:style-name="P1">télécommunications et l'Internet pour résoudre ce problème</text:p>
      <text:p text:style-name="P1">d'échelle. Mais comme Robert Dahl l'a fait remarquer dans son livre</text:p>
      <text:p text:style-name="P1">concis Après la Révolution ?, comme le nombre de participants grossit,</text:p>
      <text:p text:style-name="P1">il en va de même de la quantité de temps nécessaire pour permettre</text:p>
      <text:p text:style-name="P1">même un petit pourcentage d'entre eux de parler (ou d'écriture à la</text:p>
      <text:p text:style-name="P1">place, pour d'autres à lire ce qui a été écrit), jusqu'à il y a peu de</text:p>
      <text:p text:style-name="P1">temps pour toute autre activité humaine (Dahl 1970). (finNote)</text:p>
      <text:p text:style-name="P1">Nous sommes amenés à la conclusion qu'il n'y a pratiquement rien de la</text:p>
      <text:p text:style-name="P1">démocratie athénienne que nous pouvons utiliser aujourd'hui au-delà de</text:p>
      <text:p text:style-name="P1">sa valeur d'inspiration. Toutefois, un examen attentif des faits de la</text:p>
      <text:p text:style-name="P1">démocratie athénienne, et de comment les Athéniens l'ont amélioré sur</text:p>
      <text:p text:style-name="P1">près de 200 ans, <text:s/><text:span text:style-name="T5">révèle une histoire très différente</text:span><text:span text:style-name="T19"> </text:span>(Note) Il est fréquent d'imaginer la démocratie</text:p>
      <text:p text:style-name="P1"><text:soft-page-break/>athénienne telle qu'elle existait au temps de Périclès et son célèbre</text:p>
      <text:p text:style-name="P1">oraison funèbre. Toutefois, les Athéniens ont continué à faire des</text:p>
      <text:p text:style-name="P1">changements. Paul Woodruff écrit dans Première Démocratie: le défi d'une</text:p>
      <text:p text:style-name="P1">idée ancienne, "Après la guerre civile ou un grand échec militaire,</text:p>
      <text:p text:style-name="P1">les Athéniens auraient ajusté leur système afin de mieux se conformer</text:p>
      <text:p text:style-name="P1">aux objectifs de la démocratie. Un exemple frappant de cela prenait la</text:p>
      <text:p text:style-name="P1">pleine puissance de la législation loin de l'Assemblée dans le</text:p>
      <text:p text:style-name="P1">quatrième siècle, et en la divisant par un corps de représentation"</text:p>
      <text:p text:style-name="P1">(Wodruff 2005).(finNote) révèle une histoire très différente.</text:p>
      <text:p text:style-name="P1"/>
      <text:p text:style-name="P1">La démocratie athénienne -- en particulier la démocratie mature après</text:p>
      <text:p text:style-name="P1">403 avant notre ère, comme décrite dans Morgens H. Hansen La démocratie</text:p>
      <text:p text:style-name="P1">athénienne à l'époque de Démosthène (Hansen 1999) était</text:p>
      <text:p text:style-name="P1">fondamentalement représentative plutôt que directe. A aucun moment,</text:p>
      <text:p text:style-name="P1">pas plus qu'une petite fraction de l'ensemble des citoyens de sexe</text:p>
      <text:p text:style-name="P1">masculin d'Athènes se réunissaient pour voter. La place <text:span text:style-name="T5">où se réunissait</text:span><text:span text:style-name="T19"> </text:span><text:span text:style-name="T13">de</text:span> l'Assemblée</text:p>
      <text:p text:style-name="P1">populaire <text:span text:style-name="T13">de la réunion</text:span> ne pouvait contenir que 6 000 <text:s/><text:span text:style-name="T5">personnes</text:span><text:span text:style-name="T19"> </text:span>et plus tard peut</text:p>
      <text:p text:style-name="P1">être 8 000, sur un total estimé de 30 000 à 60 000 citoyens</text:p>
      <text:p text:style-name="P1">éligibles. Ainsi, l'Assemblée du peuple était un échantillon des</text:p>
      <text:p text:style-name="P1">demos. Mais les décisions qui y étaient prises étaient traités comme si</text:p>
      <text:p text:style-name="P1">la totalité des demos avaient voté. </text:p>
      <text:p text:style-name="P1"/>
      <text:p text:style-name="P1">Qui plus est, la plupart des décisions gouvernementales n'étaient pas</text:p>
      <text:p text:style-name="P1"><text:span text:style-name="T6">prises</text:span><text:span text:style-name="T20"> </text:span><text:span text:style-name="T13">faites</text:span> par l'Assemblée du peuple, mais par petits groupes</text:p>
      <text:p text:style-name="P1">représentatifs de citoyens. Ces représentants n'étaient pas élus. Ils </text:p>
      <text:p text:style-name="P1">étaient choisis par tirage au sort.</text:p>
      <text:p text:style-name="P1"/>
      <text:p text:style-name="P1">L'Assemblée du peuple ne discutai<text:span text:style-name="T13">en</text:span>t généralement pas une question <text:span text:style-name="T13">jusqu'à</text:span></text:p>
      <text:p text:style-name="P1"><text:span text:style-name="T13">ce</text:span> <text:span text:style-name="T6">avant</text:span><text:span text:style-name="T20"> </text:span>qu'elle eut été examiné par le Conseil des 500 choisi au hasard</text:p>
      <text:p text:style-name="P1">(boule). Le chercheur classique Josiah Ober a <text:span text:style-name="T13">remarqué la preuve</text:span> <text:span text:style-name="T6">montré</text:span><text:span text:style-name="T20"> </text:span>que le</text:p>
      <text:p text:style-name="P1">conseil choisi par tirage au sort était l'institution clé dans la</text:p>
      <text:p text:style-name="P1">démocratie grecque, et peut même avoir <text:span text:style-name="T20">compté </text:span><text:span text:style-name="T13">été</text:span> plus au cœur de la</text:p>
      <text:p text:style-name="P1">conception grecque de la démocratie <text:span text:style-name="T13">plus</text:span> que l'Assemblée du peuple</text:p>
      <text:p text:style-name="P1">(Ober 2007). Les non-démocraties, comme Sparte, avaient des</text:p>
      <text:p text:style-name="P1">assemblées, mais l'agenda était contrôlé par l'aristocratie. A</text:p>
      <text:p text:style-name="P1">Athènes, le Conseil des 500 fixait l'agenda, et préparait les</text:p>
      <text:p text:style-name="P1">décrets et résolutions. Les groupes législatifs sélectionnés</text:p>
      <text:p text:style-name="P1">aléatoirement (nomothetai) de 1001 citoyens de plus de 30 ans,</text:p>
      <text:p text:style-name="P1">devaient approuver les nouvelles lois. Les tribunaux populaires</text:p>
      <text:p text:style-name="P1">(dikasteria), généralement 501, 1001 ou 1501 citoyens choisis par</text:p>
      <text:p text:style-name="P1">tirage au sort, pouvait statuer sur l'Assemblée populaire(Note)Le</text:p>
      <text:p text:style-name="P1">biographe et historien grec Plutarque a suggéré que la Cour populaire</text:p>
      <text:p text:style-name="P1">choisie au hasard avait donc l'autorité souveraine ultime, plutôt que</text:p>
      <text:p text:style-name="P1">l'Assemblée du peuple.(finNote) Presque tous les magistrats qui ont</text:p>
      <text:p text:style-name="P1">mené l'entreprise gouvernementale ont également été choisis par tirage</text:p>
      <text:p text:style-name="P1">au sort, le plus souvent par groupes de 10 citoyens.(Note)Il y</text:p>
      <text:p text:style-name="P1">avait, bien sûr des exceptions. Prenant le concept de "fonctionnaire"</text:p>
      <text:p text:style-name="P1">à l'extrême, certains responsables gouvernementaux, tels que les</text:p>
      <text:p text:style-name="P1">approbateurs qui ont <text:span text:style-name="T7">controlé</text:span> <text:span text:style-name="T13">régné sur</text:span> l'authenticité des pièces d'argent</text:p>
      <text:p text:style-name="P1">utilisé<text:span text:style-name="T7">es</text:span> dans le marché public (Agora) et au port (Le Pirée) devaient</text:p>
      <text:p text:style-name="P1">être de réels esclaves (Ober 2008).(finNote)</text:p>
      <text:p text:style-name="P1"/>
      <text:p text:style-name="P1"><text:soft-page-break/>Seuls quelques postes de direction spécialisés, tels que les généraux</text:p>
      <text:p text:style-name="P1">et les directeurs financiers, étaient pourvus par des élections à</text:p>
      <text:p text:style-name="P1">l'Assemblée du peuple. Les Athéniens considéraient les élections comme</text:p>
      <text:p text:style-name="P1">intrinsèquement aristocratique, car seuls ceux qui avaient de l'argent et le</text:p>
      <text:p text:style-name="P1">statut pouvaient gagner. Pour les Athéniens, le tirage au sort était</text:p>
      <text:p text:style-name="P1">un élément essentiel de la démocratie. En fait, c'était l'opinion</text:p>
      <text:p text:style-name="P1">générale parmi les théoriciens politiques d'Aristote à Montesquieu et</text:p>
      <text:p text:style-name="P1">Rousseau (Manin 1997).</text:p>
      <text:p text:style-name="P1"/>
      <text:p text:style-name="P1">La démocratie athénienne n'était pas fondée sur le principe que tous</text:p>
      <text:p text:style-name="P1">les citoyens doivent participer à toutes les décisions. Cela aurait</text:p>
      <text:p text:style-name="P1">été aussi impossible à Athènes que ça l'est aujourd'hui. Cependant, il</text:p>
      <text:p text:style-name="P1">y a des principes importants et des pratiques de la démocratie</text:p>
      <text:p text:style-name="P1">athénienne qui peuvent être appliqués aujourd'hui.</text:p>
      <text:p text:style-name="P1"/>
      <text:p text:style-name="P1">Le premier principe est l'isonomia -- le droit égal de tous les</text:p>
      <text:p text:style-name="P1">citoyens d'exercer leurs droits politiques. Grâce au tirage au sort,</text:p>
      <text:p text:style-name="P1">tous les citoyens qui le souhaitaient avaient une chance égale et une</text:p>
      <text:p text:style-name="P1">forte probabilité de servir dans la fonction publique. Ceci est</text:p>
      <text:p text:style-name="P1">fondamentalement différent de la chance extrêmement inégale d'être élu</text:p>
      <text:p text:style-name="P1">au bureau politique par l'élection.</text:p>
      <text:p text:style-name="P1"/>
      <text:p text:style-name="P1">Le deuxième principe est isegoria -- tout citoyen a le droit de parler</text:p>
      <text:p text:style-name="P1">à l'Assemblée du peuple et faire des propositions. Peu de citoyens ont</text:p>
      <text:p text:style-name="P1">jamais réellement parlé à l'Assemblée, mais le droit de tout citoyen à</text:p>
      <text:p text:style-name="P1">ajouter de nouvelles informations ou arguments était considéré</text:p>
      <text:p text:style-name="P1">comme fondamental.</text:p>
      <text:p text:style-name="P1"/>
      <text:p text:style-name="P1">Ce n'est pas la même chose que d'avoir un droit individuel de vote</text:p>
      <text:p text:style-name="P1">comptabilisé. Le vote d'un seul individu dans l'Assemblée du peuple à</text:p>
      <text:p text:style-name="P1">Athènes, comme dans les élections aujourd'hui, avait peu</text:p>
      <text:p text:style-name="P1">d'importance. Pour que le vote d'une personne puisse faire une différence, il</text:p>
      <text:p text:style-name="P1">faudrait qu'il y ait un lien que le vote de l'individu aurait cassé (ou</text:p>
      <text:p text:style-name="P1">créé). En l'effet, les votes sur la plupart des questions devant l'Assemblée</text:p>
      <text:p text:style-name="P1">populaire n'ont jamais été effectivement comptés.(Note)Les votes par</text:p>
      <text:p text:style-name="P1">scrutin secret à l'aide de disques de vote déposés dans les urnes de</text:p>
      <text:p text:style-name="P1">bronze étaient comptés dans la Cour populaire choisie au hasard et</text:p>
      <text:p text:style-name="P1">dans les groupes législatifs, ou dans des cas uniques dans l'Assemblée du</text:p>
      <text:p text:style-name="P1">peuple comme pour le bannissement ou lorsque le quorum était</text:p>
      <text:p text:style-name="P1">nécessaire.(finNote) Au lieu de cela, neuf citoyens choisis au hasard</text:p>
      <text:p text:style-name="P1"><text:span text:style-name="T7">votaient</text:span><text:span text:style-name="T21"> </text:span><text:span text:style-name="T13">estimés</text:span> simplement à main levée.</text:p>
      <text:p text:style-name="P1"/>
      <text:p text:style-name="P1">Josiah Ober a fait valoir que la capacité institutionnelle de la</text:p>
      <text:p text:style-name="P1">démocratie athénienne à exploiter la propagation de la connaissance</text:p>
      <text:p text:style-name="P1">latente et diffuse dans la population est un facteur critique qui lui</text:p>
      <text:p text:style-name="P1">permettait de s'épanouir (Ober 2008). La vraie signification de </text:p>
      <text:p text:style-name="P1">isegoria est l'occasion de tout citoyen de donner des informations,</text:p>
      <text:p text:style-name="P1">plutôt que simplement un vote. Contrairement à une seule voix, un</text:p>
      <text:p text:style-name="P1">seul élément d'information <text:span text:style-name="T7">peut avoir le poids suffisant pour influer sur</text:span><text:span text:style-name="T21"> </text:span><text:span text:style-name="T13">a le potentiel grave pour balancer</text:span> la décision finale. Isegoria n'était pas seulement un droit individuel,</text:p>
      <text:p text:style-name="P1">mais aussi un avantage pour la communauté. La polis <text:span text:style-name="T7">avait une faible probabilité </text:span><text:span text:style-name="T13">serait peu</text:span></text:p>
      <text:p text:style-name="P1"><text:span text:style-name="T13">probable</text:span> de souffrir si un individu ne pouvait pas voter, mais pou<text:span text:style-name="T8">vai</text:span><text:span text:style-name="T1">t</text:span> perdre beaucoup si un citoyen <text:soft-page-break/>avec des informations cruciales ou <text:span text:style-name="T22">des </text:span>argument<text:span text:style-name="T22">s</text:span> pertinent<text:span text:style-name="T22">s</text:span> se voyait refus<text:span text:style-name="T8">er</text:span> le droit de contribuer, et <text:span text:style-name="T8">qu'en conséquence </text:span><text:s/>l'Assemblée du peuple prenait une mauvaise décision <text:span text:style-name="T13">en</text:span></text:p>
      <text:p text:style-name="P1"><text:span text:style-name="T13">conséquence</text:span>. Isegoria protège ces "actes de parole" plutôt que le droit de vote.</text:p>
      <text:p text:style-name="P1"/>
      <text:p text:style-name="P1"/>
      <text:p text:style-name="P1">1.2 La question de l'échelle</text:p>
      <text:p text:style-name="P1">Comprendre que la démocratie athénienne était représentative -- mais</text:p>
      <text:p text:style-name="P1">sous une forme très différente de celle que nous connaissons</text:p>
      <text:p text:style-name="P1">aujourd'hui -- nous conduit à une autre idée importante. La plupart des</text:p>
      <text:p text:style-name="P1">étudiants modernes de la démocratie rejettent le système athénien comme</text:p>
      <text:p text:style-name="P1">inapplicable aux Etats-nations modernes (ou même des villes) en raison</text:p>
      <text:p text:style-name="P1">de la question d'échelle. Certains affirment que la démocratie n'est</text:p>
      <text:p text:style-name="P1">tout simplement pas possible à grande échelle, tandis que d'autres</text:p>
      <text:p text:style-name="P1">tout simplement redéfinissent la démocratie en remplaçant les systèmes</text:p>
      <text:p text:style-name="P1">électoraux modernes dans la définition originale. En fait, les Athéniens avaient</text:p>
      <text:p text:style-name="P1">résolu le problème d'échelle -- le cœur du problème qui avait entravé des</text:p>
      <text:p text:style-name="P1">théoriciens de la démocratie et des praticiens pour les dernières</text:p>
      <text:p text:style-name="P1">centaines d'années.</text:p>
      <text:p text:style-name="P1"/>
      <text:p text:style-name="P1">Une population de 30 000 citoyens peut paraître petite selon les</text:p>
      <text:p text:style-name="P1">normes modernes, mais elle est beaucoup trop grande pour la démocratie</text:p>
      <text:p text:style-name="P1">face-à-face "participative" que nous pensons aujourd'hui. Les</text:p>
      <text:p text:style-name="P1">Athéniens ont inventé un système de gouvernement qui fonctionnait à une</text:p>
      <text:p text:style-name="P1">plus grande échelle que le face-à-face, dans lequel les citoyens</text:p>
      <text:p text:style-name="P1">gouvernaient à travers des institutions représentatives. Cela s'appelait</text:p>
      <text:p text:style-name="P1">"démocratie".</text:p>
      <text:p text:style-name="P1"/>
      <text:p text:style-name="P1">Même l'Assemblée du peuple, comme il est indiqué ci-dessus, avait un</text:p>
      <text:p text:style-name="P1">caractère représentatif. Avec la compréhension moderne de la</text:p>
      <text:p text:style-name="P1">probabilité et de l'échantillonnage scientifique, nous savons qu'un</text:p>
      <text:p text:style-name="P1">échantillon représentatif n'a pas besoin de continuer à grandir</text:p>
      <text:p text:style-name="P1">proportionnellement à la croissance de la population</text:p>
      <text:p text:style-name="P1">échantillonnée. Un échantillon de 6 000 citoyens (typiques de</text:p>
      <text:p text:style-name="P1">l'Assemblée du peuple) pourrait représenter fidèlement une population</text:p>
      <text:p text:style-name="P1">de 300 000 000 aussi bien que 30 000. </text:p>
      <text:p text:style-name="P1"/>
      <text:p text:style-name="P1">Certains contestent mon affirmation que la démocratie athénienne était</text:p>
      <text:p text:style-name="P1">représentative. Certains ont soutenu que le tirage au sort était</text:p>
      <text:p text:style-name="P1">simplement un moyen efficace d'atteindre le principe de "gouverner</text:p>
      <text:p text:style-name="P1">et être gouverné à son tour" par rotation (Manin, 1997) ou peut-être</text:p>
      <text:p text:style-name="P1">en laissant le choix aux dieux. Cet argument affirme que les</text:p>
      <text:p text:style-name="P1">titulaires de charges n'étaient pas considérés comme des représentants</text:p>
      <text:p text:style-name="P1">des communautés, des classes ou des tribus d'où ils venaient (Dowlen</text:p>
      <text:p text:style-name="P1">2008). Certains éléments de preuve de l'effet contraire viennent du</text:p>
      <text:p text:style-name="P1">fait que chacune des 139 unités géographiques de l'Attique (villages</text:p>
      <text:p text:style-name="P1">et quartiers environnants d'Athènes, connu sous le nom de demes) avaient</text:p>
      <text:p text:style-name="P1">droit à un certain nombre de sièges au Conseil des 500, en proportion</text:p>
      <text:p text:style-name="P1">de leur population (Hansen 1999).</text:p>
      <text:p text:style-name="P1"/>
      <text:p text:style-name="P1">On peut aussi faire valoir que les Athéniens, en dépit de leurs</text:p>
      <text:p text:style-name="P1">progrès étonnants en mathématiques, ne connaissaient pas les probabilités,</text:p>
      <text:p text:style-name="P1">et n'avaient pas de "théorie de la représentation" (Pitkin,</text:p>
      <text:p text:style-name="P1"><text:soft-page-break/>1967). Mais ces corps ne fonctionnaient efficacement qu'en tant que</text:p>
      <text:p text:style-name="P1">représentants de l'ensemble des citoyens. Comme le théoricien du</text:p>
      <text:p text:style-name="P1">tirage au sort Keith Sutherland l'a noté, tout cuisinier athénien</text:p>
      <text:p text:style-name="P1">savait qu'en donnant <text:span text:style-name="T23">à </text:span><text:span text:style-name="T13">de</text:span> la soupe une <text:span text:style-name="T10">consistance homogène</text:span><text:span text:style-name="T23"> </text:span><text:span text:style-name="T13">bonne sensation</text:span> et une cuillerée</text:p>
      <text:p text:style-name="P1">d'échantillonnage, on obtenait une bonne idée de la qualité de la</text:p>
      <text:p text:style-name="P1">soupe dans son ensemble (Sutherland, 2008). Nous pouvons également</text:p>
      <text:p text:style-name="P1">noter que les Athéniens n'avaient pas encore de "théorie de la</text:p>
      <text:p text:style-name="P1">gravité", et <text:span text:style-name="T10">cela ne les empêchaient</text:span><text:span text:style-name="T23"> pas </text:span><text:span text:style-name="T14">d'a</text:span><text:span text:style-name="T13">llaient de l'avant et</text:span><text:span text:style-name="T17"> <text:s/></text:span><text:span text:style-name="T9">d'u</text:span><text:span text:style-name="T1">tilis</text:span><text:span text:style-name="T10">er</text:span> la gravité dans des</text:p>
      <text:p text:style-name="P1">tâches quotidiennes de façons différentes.</text:p>
      <text:p text:style-name="P1"/>
      <text:p text:style-name="P1">Il y avait deux concepts qui étaient au cœur de la démocratie</text:p>
      <text:p text:style-name="P1">athénienne, et qui peuvent être profondément utile aujourd'hui. La</text:p>
      <text:p text:style-name="P1">sélection aléatoire (tirage au sort) en était un. L'autre était de</text:p>
      <text:p text:style-name="P1">répartir les pouvoirs politiques entre plusieurs organismes choisis au</text:p>
      <text:p text:style-name="P1">hasard avec des caractéristiques différentes.</text:p>
      <text:p text:style-name="P1"/>
      <text:p text:style-name="P1">1.3 Multiples corps</text:p>
      <text:p text:style-name="P1">Dans la démocratie athénienne, la plupart des processus de décision</text:p>
      <text:p text:style-name="P1">étaient répartis entre des corps distincts. Le Conseil des 500</text:p>
      <text:p text:style-name="P1">fixait l'agenda, et préparait les décrets préliminaires et les</text:p>
      <text:p text:style-name="P1">résolutions à envisager par l'Assemblée, mais ne pouvait pas adopter</text:p>
      <text:p text:style-name="P1">les lois. Le passage d'un décret par l'Assemblée du peuple pouvait</text:p>
      <text:p text:style-name="P1">être renversé par un tribunal populaire, mais ces tribunaux ne</text:p>
      <text:p text:style-name="P1">pouvaient pas adopter les lois elles-mêmes.</text:p>
      <text:p text:style-name="P1"/>
      <text:p text:style-name="P1">Suite à la codification de 402 avant notre ère, l'Assemblée du peuple</text:p>
      <text:p text:style-name="P1">ne pouvait plus passer des lois. Au lieu de cela l'Assemblée pouvait</text:p>
      <text:p text:style-name="P1">seulement entamer le processus en appelant à la création de groupes</text:p>
      <text:p text:style-name="P1">législatifs choisis au hasard à usages simples, qui devaient passer de</text:p>
      <text:p text:style-name="P1">nouvelles lois. Comme le note Hansen, c'était une réforme bénéfique,</text:p>
      <text:p text:style-name="P1">car "le double examen d'une proposition a permis la possibilité</text:p>
      <text:p text:style-name="P1">d'aboutir à une meilleure décision." Il a également donné "du répit</text:p>
      <text:p text:style-name="P1">pour surmonter les effets de la psychose de masse tels qu'un orateur</text:p>
      <text:p text:style-name="P1">habile pourrait attiser dans une situation très tendue" (Hansen 1999).</text:p>
      <text:p text:style-name="P1"/>
      <text:p text:style-name="P1">La séparation athénienne des pouvoirs entre plusieurs organismes</text:p>
      <text:p text:style-name="P1">choisis au hasard et les participants eux-mêmes sélectionnés de</text:p>
      <text:p text:style-name="P1">l'Assemblée du peuple atteint trois objectifs importants <text:span text:style-name="T11">alors</text:span><text:span text:style-name="T24"> </text:span>que nos</text:p>
      <text:p text:style-name="P1">Parlements modernes élus <text:span text:style-name="T11">n'y arrivent pas</text:span><text:span text:style-name="T24"> </text:span><text:span text:style-name="T13">ne font pas</text:span> : </text:p>
      <text:p text:style-name="P1">1) les corps législatifs étaient une représentation relativement</text:p>
      <text:p text:style-name="P1">descriptive de l'ensemble des citoyens ;</text:p>
      <text:p text:style-name="P1">2) ils étaient très résistants à la corruption et à une concentration</text:p>
      <text:p text:style-name="P1">excessive du pouvoir politique ;</text:p>
      <text:p text:style-name="P1">3) la possibilité de participer -- et de prendre des décisions -- a</text:p>
      <text:p text:style-name="P1">largement été étendue dans la population concernée.</text:p>
      <text:p text:style-name="P1"/>
      <text:p text:style-name="P1">Dans la section suivante, je vais discuter de propositions</text:p>
      <text:p text:style-name="P1">contemporaines pour donner au tirage au sort un rôle plus large au</text:p>
      <text:p text:style-name="P1">sein du gouvernement, en particulier dans la branche législative. Je</text:p>
      <text:p text:style-name="P1">vais faire valoir qu'ils ne répondent pas aux trois objectifs</text:p>
      <text:p text:style-name="P1">ci-dessus, principalement parce qu'ils proposent chacun seulement un</text:p>
      <text:p text:style-name="P1">tout-usage d'un corps choisi au hasard. Ensuite, je vais vous</text:p>
      <text:p text:style-name="P1"><text:soft-page-break/>présenter un design pour un processus législatif en utilisant</text:p>
      <text:p text:style-name="P1">plusieurs organismes désignés. Les éléments de cette conception</text:p>
      <text:p text:style-name="P1">peuvent être appliqués à différents niveaux de gouvernement (local,</text:p>
      <text:p text:style-name="P1">régional, national, ou international), et avec différents degrés de</text:p>
      <text:p text:style-name="P1">saturation. Il peut être utilisé sur une base unique pour une seule</text:p>
      <text:p text:style-name="P1">loi, semblable à la tâche de l'Assemblée des citoyens de la</text:p>
      <text:p text:style-name="P1">Colombie-Britannique, ou les citoyens tirés au hasard en groupes chargés</text:p>
      <text:p text:style-name="P1">de l'élaboration du budget de la banlieue de Sydney Canada Bay en</text:p>
      <text:p text:style-name="P1">Australie. Il peut être appliqué sur une base continue à un domaine de</text:p>
      <text:p text:style-name="P1">la législation. Ces corps pourraient être particulièrement</text:p>
      <text:p text:style-name="P1">intéressants pour les législateurs élus qui souhaitent éviter des</text:p>
      <text:p text:style-name="P1">décisions impopulaires, comme avec la Commission militaire de base</text:p>
      <text:p text:style-name="P1">de réalignement et de fermeture établie par le Congrès. Cette</text:p>
      <text:p text:style-name="P1">conception peut être appliquée pour remplacer une chambre dans un</text:p>
      <text:p text:style-name="P1">système bicaméral, tout en conservant une chambre élue. Il pourrait</text:p>
      <text:p text:style-name="P1">même être appliqué à l'exclusion des législateurs élus.</text:p>
      <text:p text:style-name="P1"/>
      <text:p text:style-name="P1">2 Propositions modernes de tirage au sort et leurs problèmes</text:p>
      <text:p text:style-name="P1">2.1 Propositions modernes de tirage au sort</text:p>
      <text:p text:style-name="P1"><text:s/>Un certain nombre de défenseurs modernes de la démocratie</text:p>
      <text:p text:style-name="P1"><text:s/>délibérative ont proposé une variété de systèmes de tirage au</text:p>
      <text:p text:style-name="P1"><text:s/>sort. Bon nombre de ces propositions ont été pour des organismes</text:p>
      <text:p text:style-name="P1"><text:s/>ponctuels ou consultatifs (Dienel 1995; Dahl 1989; Crosby 1986;</text:p>
      <text:p text:style-name="P1"><text:s/>Fishkin 2009), tandis que d'autres ont proposé des systèmes pour</text:p>
      <text:p text:style-name="P1"><text:s/>institutionnaliser les corps délibérants choisis au hasard, souvent</text:p>
      <text:p text:style-name="P1"><text:s/>avec autorité de prise de décision réelle (Burnheim 1985; Callenbach</text:p>
      <text:p text:style-name="P1"><text:s/>et Phillips, 1985; Gastil 2000; Carson 1999, 2005; Gollop 2007; Leib</text:p>
      <text:p text:style-name="P1"><text:s/>2004; O'Leary 2006; Sutherland 2008; Zakaras 2011). Tous ces plans</text:p>
      <text:p text:style-name="P1"><text:s/>visent à renforcer une véritable délibération, augmenter la</text:p>
      <text:p text:style-name="P1"><text:s/>représentation descriptive, (Note)Le terme "représentation</text:p>
      <text:p text:style-name="P1"><text:s/>descriptive" désigne des représentants qui "ressemblent" à ceux</text:p>
      <text:p text:style-name="P1"><text:s/>qu'ils représentent. Je ne veux pas dire simplement la race ou le</text:p>
      <text:p text:style-name="P1"><text:s/>sexe, mais aussi des intérêts, des expériences de vie et des</text:p>
      <text:p text:style-name="P1"><text:s/>croyances comme celles qui sont représentées. (finNote) et réduire la</text:p>
      <text:p text:style-name="P1"><text:s/>corruption. Ils cherchent également à surmonter <text:span text:style-name="T13">électeur </text:span>??? <text:span text:style-name="T11">l'</text:span><text:span text:style-name="T1">ignorance</text:span></text:p>
      <text:p text:style-name="P1"><text:span text:style-name="T1"><text:s/>rationnelle </text:span><text:span text:style-name="T11">de l'électeur</text:span>, tout en reconnaissant que, dans la plupart des</text:p>
      <text:p text:style-name="P1"><text:s/>élections, la chance que son vote changera réellement le résultat est</text:p>
      <text:p text:style-name="P1"><text:s/>si faible qu'il est irrationnel de passer du temps ou de l'effort</text:p>
      <text:p text:style-name="P1"><text:s/>d'en apprendre plus sur les candidats ou les questions.(Note)D'autres aspects</text:p>
      <text:p text:style-name="P1"><text:s/>psychologiques négatifs du vote aux élections de masse (Caplan, 2007;</text:p>
      <text:p text:style-name="P1"><text:s/>Westen, 2007) sont également préoccupants, et peuvent être adressés</text:p>
      <text:p text:style-name="P1"><text:s/>par petite délibération de groupe.(finNote)</text:p>
      <text:p text:style-name="P1"/>
      <text:p text:style-name="P1">La plupart de ces auteurs ont proposé des systèmes comprenant un seul</text:p>
      <text:p text:style-name="P1">corps choisi au hasard.(Note)Je me réfère à des organismes</text:p>
      <text:p text:style-name="P1">complètement séparés, plutôt que d'un comité d'un corps plus</text:p>
      <text:p text:style-name="P1">grand. L'Assemblée citoyenne de la Colombie-Britannique, par exemple,</text:p>
      <text:p text:style-name="P1">a utilisé un processus de sélection aléatoire des comités au sein</text:p>
      <text:p text:style-name="P1">d'un ensemble plus vaste.(Herath 2007) (finNote) Il y a des</text:p>
      <text:p text:style-name="P1">exceptions. John Gastil et Robert Richards ont proposé un modèle de</text:p>
      <text:p text:style-name="P1">tirage au sort multi-corps utilisant jusqu'à cinq organismes</text:p>
      <text:p text:style-name="P1">distincts, d'ajouter des éléments de la délibération démocratique au</text:p>
      <text:p text:style-name="P1"><text:soft-page-break/>processus actuel d'initiative référendaire dans divers États</text:p>
      <text:p text:style-name="P1">américains (Gastil 2012). Aubin Calvert et Mark E. Warren préconisent</text:p>
      <text:p text:style-name="P1">plusieurs mini-publics pour une seule question (Calvert 2012), et Lyn</text:p>
      <text:p text:style-name="P1">Carson et Janette Hartz-Karp discutent du concept de lien entre plus</text:p>
      <text:p text:style-name="P1">d'une méthode de délibération dans un système combiné, notant que la</text:p>
      <text:p text:style-name="P1">délibération démocrate "Luigi Bobbio, à une occasion, a suggéré la</text:p>
      <text:p text:style-name="P1">possibilité de convoquer deux [jury citoyens] sur le même sujet chaque</text:p>
      <text:p text:style-name="P1">jury ayant une composition différente -- un pour les militants et un</text:p>
      <text:p text:style-name="P1">pour les citoyens choisis au hasard pour évaluer leurs résultats</text:p>
      <text:p text:style-name="P1">respectifs" (Carson, 2006).</text:p>
      <text:p text:style-name="P1"/>
      <text:p text:style-name="P1">Le livre de référence de John Burnheim, La démocratie est-elle</text:p>
      <text:p text:style-name="P1">possible ?, décrit un système qu'il appelle "demarchy", composé</text:p>
      <text:p text:style-name="P1">entièrement de corps choisis au hasard divisés par domaine fonctionnel</text:p>
      <text:p text:style-name="P1">(Burnheim 1985). Il propose également des "corps de niveau</text:p>
      <text:p text:style-name="P1">supérieur" distincts qui superviseront et fourniront un cadre</text:p>
      <text:p text:style-name="P1">juridique pour les organismes de prise de décision pour régler les</text:p>
      <text:p text:style-name="P1">différends. Ce concept de méta-corps législatif, qui ne déclenche ou</text:p>
      <text:p text:style-name="P1">ne prend des décisions politiques, est l'un des tremplins pour le</text:p>
      <text:p text:style-name="P1">modèle que je propose.</text:p>
      <text:p text:style-name="P1"/>
      <text:p text:style-name="P1">2.2 Motivation à participer</text:p>
      <text:p text:style-name="P1">Tout système proposé qui nécessite une augmentation de la quantité de</text:p>
      <text:p text:style-name="P1">la participation citoyenne, comme celle-ci, doit répondre à la</text:p>
      <text:p text:style-name="P1">question de savoir s'il y aurait une motivation suffisante dans de</text:p>
      <text:p text:style-name="P1">larges pans de la population à participer. Après tout, seule une</text:p>
      <text:p text:style-name="P1">minorité de citoyens est prête à voter dans la plupart des élections</text:p>
      <text:p text:style-name="P1">américaines, et qui nécessite du temps et de l'effort relativement</text:p>
      <text:p text:style-name="P1">minime. Les communautés de Nouvelle-Angleterre qui ont encore des réunions</text:p>
      <text:p text:style-name="P1">de la ville ne voient aussi qu'une fraction de leurs citoyens présents. Les</text:p>
      <text:p text:style-name="P1">usages en concurrence pour le temps personnel dans la société moderne,</text:p>
      <text:p text:style-name="P1">et le "manque d'attractivité" de la politique pour la plupart des</text:p>
      <text:p text:style-name="P1">gens, soulèvent de sérieuses questions quant à la viabilité d'une</text:p>
      <text:p text:style-name="P1">telle entreprise démocratique, en particulier celle centrée sur la</text:p>
      <text:p text:style-name="P1">délibération et une large participation (Warren, 1996). Même dans</text:p>
      <text:p text:style-name="P1">l'Athènes classique, la démocratie était une activité uniquement de la</text:p>
      <text:p text:style-name="P1">(relativement importante) partie des citoyens qui ont choisi de</text:p>
      <text:p text:style-name="P1">participer. L'objectif de ce plan est d'aller vers un meilleur</text:p>
      <text:p text:style-name="P1">Athènes, et d'inclure la population en général, plutôt que simplement</text:p>
      <text:p text:style-name="P1">ceux qui sont désireux de participer.</text:p>
      <text:p text:style-name="P1"/>
      <text:p text:style-name="P1">L'hypothèse (vérifiable) que je fais ici, c'est que la plupart des</text:p>
      <text:p text:style-name="P1">citoyens seraient prêts à participer pour une période de temps</text:p>
      <text:p text:style-name="P1">définie, avec une compensation appropriée, dans un processus dans</text:p>
      <text:p text:style-name="P1">lequel ils croiraient que leur entrée importerait vraiment (à la</text:p>
      <text:p text:style-name="P1">différence des élections de masse). Ce processus démocratique ne </text:p>
      <text:p text:style-name="P1">porterait presque aucun rapport avec la "politique" que nous</text:p>
      <text:p text:style-name="P1">connaissons aujourd'hui. Alors que les niveaux de satisfaction élevés</text:p>
      <text:p text:style-name="P1">rapportés par les participants dans les différents processus de</text:p>
      <text:p text:style-name="P1">délibération, tels que l'Assemblée des citoyens de CB (Colombie</text:p>
      <text:p text:style-name="P1">Britannique), ou les conférences de consensus danoises (Fischer 2009),</text:p>
      <text:p text:style-name="P1">peuvent être trompeurs (puisque ceux-ci ont été choisis au hasard parmi</text:p>
      <text:p text:style-name="P1"><text:soft-page-break/>ceux qui ont déjà dit qu'ils étaient intéressés), être l'un de ceux</text:p>
      <text:p text:style-name="P1">"sélectionné" a le potentiel pour surmonter le problème de</text:p>
      <text:p text:style-name="P1">l'"ignorance rationnelle" des élections de masse. Tout comme des jurés dans les</text:p>
      <text:p text:style-name="P1">systèmes de justice peuvent se plaindre de la nuisance de portion, ils</text:p>
      <text:p text:style-name="P1">prennent presque universellement leur travail au sérieux. En effet, de</text:p>
      <text:p text:style-name="P1">nombreux jurés s'en vont avec un sens aigu de la citoyenneté (Matthews 2004). Le</text:p>
      <text:p text:style-name="P1">système décrit ci-dessous cherche également à accueillir différents</text:p>
      <text:p text:style-name="P1">niveaux de volonté de consacrer du temps personnel à</text:p>
      <text:p text:style-name="P1">l'auto-gouvernance. La plus grande partie des participants serait </text:p>
      <text:p text:style-name="P1">commise un temps très limité -- par exemple, pas plus d'une semaine.</text:p>
      <text:p text:style-name="P1"/>
      <text:p text:style-name="P1">2.3 Cinq dilemmes de conception de tirage au sort</text:p>
      <text:p text:style-name="P1">Toutes les propositions de tirage au sort d'un seul corps doivent faire</text:p>
      <text:p text:style-name="P1">face à cinq dilemmes -- cinq paires d'objectifs opposés -- qui ne</text:p>
      <text:p text:style-name="P1">peuvent être conciliés avec un seul type d'corps.</text:p>
      <text:p text:style-name="P1"/>
      <text:p text:style-name="P1">1) Il y a un conflit entre la maximisation de la représentativité</text:p>
      <text:p text:style-name="P1">descriptive, par rapport à la maximisation de l'intérêt et</text:p>
      <text:p text:style-name="P1">l'engagement des membres d'un corps délibérant. Dans démocratie</text:p>
      <text:p text:style-name="P1">délibérative en Amérique, Leib cherche à maximiser la représentativité</text:p>
      <text:p text:style-name="P1">descriptive et éviter le biais de "distorsion participative" en</text:p>
      <text:p text:style-name="P1">insistant sur le service obligatoire comme dans un jury ou projet</text:p>
      <text:p text:style-name="P1">(Leib 2004). D'autres mettent l'accent sur la garantie d'intérêt et de</text:p>
      <text:p text:style-name="P1">motivation. Leurs créations ont tendance à aller vers le bénévolat, ou</text:p>
      <text:p text:style-name="P1">une loterie de la volonté.</text:p>
      <text:p text:style-name="P1"/>
      <text:p text:style-name="P1">2) Il y a un conflit entre l'augmentation de la participation et de la</text:p>
      <text:p text:style-name="P1">résistance à la corruption par le biais d'un mandat courte durée, par</text:p>
      <text:p text:style-name="P1">rapport à la maximisation de l'expertise ou de la familiarité des</text:p>
      <text:p text:style-name="P1">participants avec les questions examinées par plusieurs fois ou répétées.</text:p>
      <text:p text:style-name="P1"/>
      <text:p text:style-name="P1">3) Il y a le conflit entre donner à chaque citoyen le droit à la</text:p>
      <text:p text:style-name="P1">parole (auto-sélection) -- offrant des articles de l'agenda,</text:p>
      <text:p text:style-name="P1">des informations et des arguments pour le processus délibératif</text:p>
      <text:p text:style-name="P1">(isegoria), contre le danger que l'auto-sélection des personnes les</text:p>
      <text:p text:style-name="P1">plus motivées à parler favorisera la domination par des intérêts</text:p>
      <text:p text:style-name="P1">spéciaux et les résultats de détournement de l'intérêt commun.</text:p>
      <text:p text:style-name="P1"/>
      <text:p text:style-name="P1">4) Il y a un conflit entre le désir d'un corps diversifié qui</text:p>
      <text:p text:style-name="P1">s'engage dans la résolution de problèmes par la délibération active,</text:p>
      <text:p text:style-name="P1">contre l'évaluation personnelle indépendante (la "délibération</text:p>
      <text:p text:style-name="P1">privée") qui exploite la "sagesse des foules" et évite les cascades</text:p>
      <text:p text:style-name="P1">d'information, qui peut fermer la connaissance privée. Il y a des</text:p>
      <text:p text:style-name="P1">recherches convaincantes montrant la valeur de la diversité cognitive</text:p>
      <text:p text:style-name="P1">pour la résolution de problèmes, mais aussi la valeur de l'évaluation</text:p>
      <text:p text:style-name="P1">indépendante, privée de l'information (Page 2007; Landemore 2012;</text:p>
      <text:p text:style-name="P1">Lorenz 2011; Surowiecki 2004). Les délibérations du groupe peuvent</text:p>
      <text:p text:style-name="P1">également souffrir du respect des élites (du groupe) <text:s/>ou de la</text:p>
      <text:p text:style-name="P1">solidarité de groupe, conduisant soit à un groupe de pensées ou une</text:p>
      <text:p text:style-name="P1">polarisation. (Sunstein 2005) </text:p>
      <text:p text:style-name="P1"/>
      <text:p text:style-name="P1">5) Enfin, il existe un conflit entre la maximisation du pouvoir</text:p>
      <text:p text:style-name="P1"><text:soft-page-break/>démocratique en permettant à un corps délibérant d'établir son propre</text:p>
      <text:p text:style-name="P1">agenda, rédiger ses propres factures, et voter sur eux, contre</text:p>
      <text:p text:style-name="P1">l'évitement de regroupement de questions, avec le vote-échange qui en</text:p>
      <text:p text:style-name="P1">résulte, ainsi que des décisions arbitraires résultant de la force de</text:p>
      <text:p text:style-name="P1">persuasion de quelques membres charismatiques non représentatifs</text:p>
      <text:p text:style-name="P1">(Sutherland, 2008). Ces cinq dilemmes (et résolutions proposées) sont</text:p>
      <text:p text:style-name="P1">résumés dans le tableau 1 dans la section conclusion.</text:p>
      <text:p text:style-name="P1"/>
      <text:p text:style-name="P1">3. Une proposition pour un système législatif basé sur le tirage au</text:p>
      <text:p text:style-name="P1">sort</text:p>
      <text:p text:style-name="P1">3.1 Aperçu</text:p>
      <text:p text:style-name="P1">Cette proposition utilise une variété d'corps, chacun avec des</text:p>
      <text:p text:style-name="P1">caractéristiques uniques (tels que la méthode de sélection, et la</text:p>
      <text:p text:style-name="P1">durée du mandat) qui sont optimisés pour la tâche de chaque corps. La</text:p>
      <text:p text:style-name="P1">proposition ci-dessous est complète -- une sorte de "modèle de</text:p>
      <text:p text:style-name="P1">référence" tel que celui utilisé par les architectes. Dans les</text:p>
      <text:p text:style-name="P1">applications du monde réel, il est probable que certains organismes</text:p>
      <text:p text:style-name="P1">décrits peuvent être utilisés, et d'autres pas. Par exemple, un</text:p>
      <text:p text:style-name="P1">gouvernement de la ville peut utiliser le Conseil des règles, la</text:p>
      <text:p text:style-name="P1">commission d'examen et la jurys Politiques dans un domaine</text:p>
      <text:p text:style-name="P1">politique spécifique, mais garder le Groupe d'intérêt, l'agenda</text:p>
      <text:p text:style-name="P1">du Conseil, et les fonctions du Conseil de surveillance au sein de la</text:p>
      <text:p text:style-name="P1">ville existante.</text:p>
      <text:p text:style-name="P1"/>
      <text:p text:style-name="P1">3.2 Réglage de l'agenda (Conseil et agenda des pétitions)</text:p>
      <text:p text:style-name="P1">Un corps alloué appelé Agenda Conseil aurait la responsabilité de</text:p>
      <text:p text:style-name="P1">fixer les ordres du jour des corps d'élaboration des politiques --</text:p>
      <text:p text:style-name="P1">mais pour le développement de projets de loi, le vote sur eux, ou</text:p>
      <text:p text:style-name="P1">toute autre chose. C'est ce que j'appelle un corps méta-législatif,</text:p>
      <text:p text:style-name="P1">parce qu'il légifère sur la législation. Le système athénien n'a pas</text:p>
      <text:p text:style-name="P1">complètement isolé l'établissement de l'élaboration de propositions</text:p>
      <text:p text:style-name="P1">d'agenda, puisque le Conseil des 500 pouvait aussi jouer ce</text:p>
      <text:p text:style-name="P1">rôle-là. Toutefois, dans les cas où l'Assemblée du peuple a entamé</text:p>
      <text:p text:style-name="P1">l'examen de certaines nouvelles législation, la tâche de rédaction</text:p>
      <text:p text:style-name="P1">incomberait aux citoyens, avec la décision ultime revenant à un comité</text:p>
      <text:p text:style-name="P1">législatif imparti. L'affectation des tâches de méta-législatif, à un</text:p>
      <text:p text:style-name="P1">organisme distinct de la législation normale suit le principe de</text:p>
      <text:p text:style-name="P1">longue date de "checks and balances", ou la séparation des pouvoirs</text:p>
      <text:p text:style-name="P1">tel que préconisé par les goûts de Montesquieu et Madison.</text:p>
      <text:p text:style-name="P1"/>
      <text:p text:style-name="P1">Cet organisme peut être sélectionné en utilisant un système de loterie</text:p>
      <text:p text:style-name="P1">de volonté à deux vitesses, similaire à celle utilisée dans</text:p>
      <text:p text:style-name="P1">l'Assemblée Britannique citoyens britanniques en 2003-4 (Hearth</text:p>
      <text:p text:style-name="P1">2007). Un tel système de loterie à deux vitesses a également été</text:p>
      <text:p text:style-name="P1">utilisé à Athènes, où un groupe de 6 000 citoyens âgés de plus de 30</text:p>
      <text:p text:style-name="P1">ans étaient choisis pour un mandat d'un an pour servir dans les</text:p>
      <text:p text:style-name="P1">tribunaux des personnes et des groupes législatifs, avec un</text:p>
      <text:p text:style-name="P1">sous-ensemble sélectionné par tirage au sort pour tout procès</text:p>
      <text:p text:style-name="P1">donné ou de droit.</text:p>
      <text:p text:style-name="P1"/>
      <text:p text:style-name="P1">Si plusieurs facteurs démographiques sont équilibrés en fonction de la</text:p>
      <text:p text:style-name="P1">diversité de la population générale, la sélection aléatoire aura</text:p>
      <text:p text:style-name="P1"><text:soft-page-break/>également tendance à produire un corps qui ressemble étroitement à la</text:p>
      <text:p text:style-name="P1">population générale en termes d'autres caractéristiques, comme les</text:p>
      <text:p text:style-name="P1">attitudes politiques et les styles cognitifs.</text:p>
      <text:p text:style-name="P1"/>
      <text:p text:style-name="P1">Le Conseil de l'agenda et son personnel sont en quête de</text:p>
      <text:p text:style-name="P1">problèmes nécessitant une attention particulière, plutôt que de</text:p>
      <text:p text:style-name="P1">simplement réagir aux médias ou à des pressions de groupes d'intérêt</text:p>
      <text:p text:style-name="P1">particulier. Par exemple, les USA font face maintenant à un peu discuté,</text:p>
      <text:p text:style-name="P1">mais incontestable, déficit d'infrastructure (transport, réseaux</text:p>
      <text:p text:style-name="P1">d'eau, etc) qui sans doute est ignoré par les élus parce que soulever</text:p>
      <text:p text:style-name="P1">la question ne garantie pas de réélection. L'objectif est d'établir</text:p>
      <text:p text:style-name="P1">un programme rationnel, plutôt que selon les préceptes d'impératifs</text:p>
      <text:p text:style-name="P1">électoraux.</text:p>
      <text:p text:style-name="P1"/>
      <text:p text:style-name="P1">Dans l'esprit de isegoria, il serait également souhaitable de disposer</text:p>
      <text:p text:style-name="P1">d'un autre moyen pour l'établissement du programme, ouvert à tous les</text:p>
      <text:p text:style-name="P1">citoyens. Par conséquent, personne ne serait autorisé à lancer une</text:p>
      <text:p text:style-name="P1">pétition pour forcer un sujet sur l'agenda. Etablir des règles</text:p>
      <text:p text:style-name="P1">qui permettent à tout citoyen de promouvoir l'agenda, mais</text:p>
      <text:p text:style-name="P1">qui n'encourageraient pas les intérêts particuliers à inonder l'ordre du</text:p>
      <text:p text:style-name="P1">jour, est un défi. Le seuil et les règles pour un tel effort de</text:p>
      <text:p text:style-name="P1">pétition ne devraient pas être pris par le Conseil de l'agenda,</text:p>
      <text:p text:style-name="P1">car il pourrait être tenté de défendre ses prérogatives en établissant</text:p>
      <text:p text:style-name="P1">des barrières déraisonnables aux pétitions. Au lieu de cela, un</text:p>
      <text:p text:style-name="P1">organisme distinct alloué appelé Conseil du Règlement (voir</text:p>
      <text:p text:style-name="P1">ci-dessous) s'acquitterait de cette tâche, d'adapter les règles au fil</text:p>
      <text:p text:style-name="P1">du temps en cherchant à optimiser isegoria, tout en évitant à un intérêt</text:p>
      <text:p text:style-name="P1">particulier de dominer.</text:p>
      <text:p text:style-name="P1"/>
      <text:p text:style-name="P1">3.3 Elaboration des projets (groupes d'intérêt)</text:p>
      <text:p text:style-name="P1">Une fois l'agenda est établi, il y aurait un appel aux</text:p>
      <text:p text:style-name="P1">volontaires pour servir dans un groupe d'intérêt, un groupe d'une</text:p>
      <text:p text:style-name="P1">dizaine de membres (pour faciliter la participation active). Les</text:p>
      <text:p text:style-name="P1">groupes d'intérêt généreraient des propositions législatives, mais</text:p>
      <text:p text:style-name="P1">n'auraient pas le pouvoir de les adopter. A Athènes, les citoyens</text:p>
      <text:p text:style-name="P1">eux-mêmes sélectionnés (ho boulomenos) pouvaient proposer des lois ou</text:p>
      <text:p text:style-name="P1">des décrets, mais ceux-ci devaient généralement passer par de multiples</text:p>
      <text:p text:style-name="P1">organismes auto-sélectionnés et alloués (l'Assemblée, le Conseil des 500</text:p>
      <text:p text:style-name="P1">et le groupe législatif) avant l'adoption finale.</text:p>
      <text:p text:style-name="P1"/>
      <text:p text:style-name="P1">Il y avait autant de groupes d'intérêt sur un sujet donné</text:p>
      <text:p text:style-name="P1">que le nombre de bénévoles permettait d'en créer. Cela dérivait</text:p>
      <text:p text:style-name="P1">du, mais aussi modifiait le, principe de isegoria. Contrairement à</text:p>
      <text:p text:style-name="P1">Athènes, dans ce cas, la personne ne parle pas directement à l'corps</text:p>
      <text:p text:style-name="P1">de décision ultime. Cependant, la division en plusieurs petites unités</text:p>
      <text:p text:style-name="P1">désigne le montant de l'entrée qui serait beaucoup plus élevé, avec la</text:p>
      <text:p text:style-name="P1">possibilité pour tout participant à un comité d'affecter la</text:p>
      <text:p text:style-name="P1">législation finale. Les groupes d'intérêt au niveau local </text:p>
      <text:p text:style-name="P1">pourraient se rencontrer en personne le week-end ou le soir, mais, comme</text:p>
      <text:p text:style-name="P1">l'accès à Internet devient de plus en plus commun dans toute la</text:p>
      <text:p text:style-name="P1">société, beaucoup seraient susceptibles d'utiliser des outils de</text:p>
      <text:p text:style-name="P1">collaboration sur Internet qui permettent aux membres de communiquer</text:p>
      <text:p text:style-name="P1"><text:soft-page-break/>et de travailler sur les propositions de manière séquentielle, plutôt</text:p>
      <text:p text:style-name="P1">que de devoir coordonner des réunions.</text:p>
      <text:p text:style-name="P1"/>
      <text:p text:style-name="P1">Les groupes d'intérêt pourraient être formés à plus d'un titre.</text:p>
      <text:p text:style-name="P1">Certains groupes d'intérêt pourraient être auto-organisés par <text:s/></text:p>
      <text:p text:style-name="P1">des personnes partageant les mêmes idées. Cela pourrait conduire à la</text:p>
      <text:p text:style-name="P1">génération de propositions extrêmes. Cependant, comme ces groupes</text:p>
      <text:p text:style-name="P1">sauraient qu'ils ne sont pas les décideurs finaux, ils auraient intérêt</text:p>
      <text:p text:style-name="P1">à tempérer leurs propositions afin de gagner l'approbation de la phase</text:p>
      <text:p text:style-name="P1">finale. Alternativement, les bénévoles peuvent être mélangés de façon</text:p>
      <text:p text:style-name="P1">aléatoire sur les groupes d'intérêt afin de promouvoir la diversité des</text:p>
      <text:p text:style-name="P1">perspectives et des styles cognitifs. </text:p>
      <text:p text:style-name="P1"/>
      <text:p text:style-name="P1">L'auto-sélection au niveau du groupe d'intérêt permet aux experts qui</text:p>
      <text:p text:style-name="P1">seraient inéligible (en raison de leur apparence, classe, la</text:p>
      <text:p text:style-name="P1">personnalité, ou d'autres raisons) de contribuer à la gouvernance. Cela</text:p>
      <text:p text:style-name="P1">signifie également que les intérêts particuliers et les incapables</text:p>
      <text:p text:style-name="P1">auto-trompés pourraient participer. Même si un groupe d'une douzaine</text:p>
      <text:p text:style-name="P1">serait susceptible d'identifier et d'écarter les idées de "tarés", il</text:p>
      <text:p text:style-name="P1">est probable que certains groupes d'intérêt mettraient en avant des</text:p>
      <text:p text:style-name="P1">propositions législatives pauvres. C'est une des raisons pour</text:p>
      <text:p text:style-name="P1">lesquelles il est souhaitable d'avoir plusieurs groupes d'intérêt, et</text:p>
      <text:p text:style-name="P1">pourquoi les groupes d'intérêt auto-sélectionnés ne doivent pas prendre</text:p>
      <text:p text:style-name="P1">de décisions ultimes. Certains d'entre eux pourraient faire l'impasse,</text:p>
      <text:p text:style-name="P1">ou se désintégrer en raison de défaillances de quorum. Dans la plupart</text:p>
      <text:p text:style-name="P1">des cas, cependant, plusieurs groupes d'intérêt produiraient des</text:p>
      <text:p text:style-name="P1">projets de propositions pour le prochain niveau d'corps désigné -- la</text:p>
      <text:p text:style-name="P1">Commission d'examen.</text:p>
      <text:p text:style-name="P1"/>
      <text:p text:style-name="P1">3.4 Examiner les projets de loi (commissions d'examen)</text:p>
      <text:p text:style-name="P1">Il y aurait une commission d'examen unique pour chaque domaine</text:p>
      <text:p text:style-name="P1">d'action établi par le Conseil des règles. Le Conseil des 500 est</text:p>
      <text:p text:style-name="P1">l'analogue le plus proche d'Athènes. Les comités d'examen remplissent</text:p>
      <text:p text:style-name="P1">la plupart des fonctions d'un corps législatif traditionnel, sauf</text:p>
      <text:p text:style-name="P1">l'initiation et l'adoption finale de la législation. Le processus de</text:p>
      <text:p text:style-name="P1">la commission d'examen serait très différent de celle d'un parlement</text:p>
      <text:p text:style-name="P1">élu. Le Conseil du règlement pourrait établir un processus proche de</text:p>
      <text:p text:style-name="P1">celui de l'Assemblée des citoyens de Colombie-Britannique, avec une</text:p>
      <text:p text:style-name="P1">"phase d'apprentissage", une "phase de délibération", etc. </text:p>
      <text:p text:style-name="P1"/>
      <text:p text:style-name="P1">Bien que la compétence de chaque commission d'examen est beaucoup plus</text:p>
      <text:p text:style-name="P1">large que les groupes d'intérêt, elle est beaucoup plus étroite que les</text:p>
      <text:p text:style-name="P1">assemblées législatives existantes, ou les modèles de deuxième chambre</text:p>
      <text:p text:style-name="P1">de tirage au sort proposés, qui traitent de toutes les questions. Cela</text:p>
      <text:p text:style-name="P1">permet aux membres de développer une compréhension plus profonde dans</text:p>
      <text:p text:style-name="P1">une zone définie qu'il n'est possible dans une assemblée législative qui</text:p>
      <text:p text:style-name="P1">englobe tout. Dans les assemblées législatives traditionnelles, il n'y a</text:p>
      <text:p text:style-name="P1">généralement qu'une petite partie des membres -- ceux qui servent pour</text:p>
      <text:p text:style-name="P1">un comité particulier -- qui ont une chance de comprendre pleinement</text:p>
      <text:p text:style-name="P1">chaque projet de loi. La plupart des législateurs ne lisent même pas</text:p>
      <text:p text:style-name="P1">la majeure partie des projets de loi qu'ils votent. Ils votent</text:p>
      <text:p text:style-name="P1">inévitablement sur la base d'autres considérations, telles que le vote</text:p>
      <text:p text:style-name="P1"><text:soft-page-break/>échange ("Je vais voter pour votre route , si vous votez pour ma</text:p>
      <text:p text:style-name="P1">modification de subvention de l'éducation"), ou sur certains </text:p>
      <text:p text:style-name="P1">heuristique - généralement à l'instar de leurs camarades de parti qui</text:p>
      <text:p text:style-name="P1">servent pour un comité de projet de loi de référence. Ainsi,</text:p>
      <text:p text:style-name="P1">l'homogénéité de la législature dans son ensemble est aggravée en</text:p>
      <text:p text:style-name="P1">ayant seulement une petite fraction de l'ensemble de corps même en</text:p>
      <text:p text:style-name="P1">tentant de comprendre chaque projet de loi. Le concept de commission</text:p>
      <text:p text:style-name="P1">d'examen encourage chaque membre cherchant à comprendre chaque projet</text:p>
      <text:p text:style-name="P1">de loi, et élimine ou réduit au moins, le vote-échange et les jeux</text:p>
      <text:p text:style-name="P1">partisans.</text:p>
      <text:p text:style-name="P1"/>
      <text:p text:style-name="P1">Les comités d'examen seraient choisis de la même manière que le Conseil</text:p>
      <text:p text:style-name="P1">de l'agenda -- une loterie de la volonté. Contrairement <text:s/>aux</text:p>
      <text:p text:style-name="P1">groupes d'intérêt, cependant, des volontaires pour la loterie de la</text:p>
      <text:p text:style-name="P1">commission d'examen ne choisiraient pas le sujet auquel ils seraient</text:p>
      <text:p text:style-name="P1">affilié, afin d'éviter toute distorsion d'intérêt particulier. </text:p>
      <text:p text:style-name="P1"/>
      <text:p text:style-name="P1">Les comités d'examen seraient plus importants (en nombre) que les</text:p>
      <text:p text:style-name="P1">groupes d'intérêt (peut-être 150 membres au niveau de l’état). Ils</text:p>
      <text:p text:style-name="P1">seraient raisonnablement rémunérés, et fournis en repas, garde</text:p>
      <text:p text:style-name="P1">d'enfants, et un environnement de travail agréable. </text:p>
      <text:p text:style-name="P1"/>
      <text:p text:style-name="P1">Pour un état ou un organisme national, ces groupes seraient à</text:p>
      <text:p text:style-name="P1">temps plein, avec des termes de chevauchement de peut-être trois ans (pour se</text:p>
      <text:p text:style-name="P1">familiariser avec le sujet). Pour une mise en œuvre municipale, il</text:p>
      <text:p text:style-name="P1">pourrait être approprié de tenir des réunions le week-end ou le soir</text:p>
      <text:p text:style-name="P1">afin de ne pas interférer avec l'emploi normal. Cet organisme serait</text:p>
      <text:p text:style-name="P1">beaucoup plus une description représentative que les groupes</text:p>
      <text:p text:style-name="P1">d'intérêt. La projection de membres potentiels devraient être minimes</text:p>
      <text:p text:style-name="P1">(telles que la capacité à lire et comprendre des documents</text:p>
      <text:p text:style-name="P1">d'information) afin de ne pas fausser indûment la représentativité du</text:p>
      <text:p text:style-name="P1">corps final. </text:p>
      <text:p text:style-name="P1"/>
      <text:p text:style-name="P1">La commission d'examen exercerait des activités législatives</text:p>
      <text:p text:style-name="P1">traditionnelles: la tenue d'audiences, en invitant et en écoutant les</text:p>
      <text:p text:style-name="P1">témoins experts, en utilisant le personnel professionnel pour la</text:p>
      <text:p text:style-name="P1">recherche et la rédaction, et modifiant ou en combinant des éléments</text:p>
      <text:p text:style-name="P1">des propositions soumises par les groupes d'intérêt afin de produire un</text:p>
      <text:p text:style-name="P1">projet de loi final. Les Commissions d'examen peuvent également fixer</text:p>
      <text:p text:style-name="P1">des objectifs ou des critères de factures définitives et reporter les</text:p>
      <text:p text:style-name="P1">projets de retour au groupe d'intérêt pour la révision.</text:p>
      <text:p text:style-name="P1"/>
      <text:p text:style-name="P1">Les procédures utilisées par le Groupe d'étude exigent une conception</text:p>
      <text:p text:style-name="P1">soignée de manière à maximiser le problème potentiel de résolution et</text:p>
      <text:p text:style-name="P1">de réduire à la fois la pensée de groupe et la polarisation interne</text:p>
      <text:p text:style-name="P1">(Sunstein 2006). Ces tendances psychologiques sont puissantes, mais</text:p>
      <text:p text:style-name="P1">peuvent être traitées avec un bon design (Manin 2005; Fishkin</text:p>
      <text:p text:style-name="P1">2009). Les éléments nécessaires aux niveaux micro et macro pour une</text:p>
      <text:p text:style-name="P1">véritable "délibération démocratique" méritent une étude intense</text:p>
      <text:p text:style-name="P1">(Gastil 2012). Ces éléments de conception pourraient inclure</text:p>
      <text:p text:style-name="P1">l'élaboration d'un ensemble de faits convenus comme une base de</text:p>
      <text:p text:style-name="P1">discussion. Trop souvent, les membres des groupes parlent simplement</text:p>
      <text:p text:style-name="P1"><text:soft-page-break/>de leur passé parce que chacun a sa propre compréhension distincte des</text:p>
      <text:p text:style-name="P1">"faits". L'alternance entre orateur pour et contre pour tout</text:p>
      <text:p text:style-name="P1">amendement est préférable à un style de discussion où la persuasion de</text:p>
      <text:p text:style-name="P1">la majorité initiale domine. Les psychologues ont montré que les gens</text:p>
      <text:p text:style-name="P1">ont tendance à pencher vers le côté de la majorité apparente</text:p>
      <text:p text:style-name="P1">simplement par désir de s'intégrer dans -- une sorte de lien</text:p>
      <text:p text:style-name="P1">social instinctif. Cela peut également conduire à une polarisation en</text:p>
      <text:p text:style-name="P1">sous-groupes qui s'éloignent de plus en plus que les membres adhèrent</text:p>
      <text:p text:style-name="P1">aux arguments qui soutiennent leur position initiale, et de rejeter</text:p>
      <text:p text:style-name="P1">les arguments qui ne soutiennent pas leur point de vue (Sunstein</text:p>
      <text:p text:style-name="P1">2005). Pourtant, la communication entre les membres du groupe</text:p>
      <text:p text:style-name="P1">comprenant des informations à propos des niveaux de confiance des membres a</text:p>
      <text:p text:style-name="P1">montré une amélioration des décisions dans de nombreuses situations</text:p>
      <text:p text:style-name="P1">(Koriat 2012). Comme la science groupe de prise de décision avance,</text:p>
      <text:p text:style-name="P1">les procédures des institutions démocratiques doivent être ajustés en</text:p>
      <text:p text:style-name="P1">conséquence. <text:s/></text:p>
      <text:p text:style-name="P1"/>
      <text:p text:style-name="P1">3.5 Le vote sur les projets de loi (jury politique)</text:p>
      <text:p text:style-name="P1">Un élément clé de cette proposition est que nous ne laissons pas les</text:p>
      <text:p text:style-name="P1">décisions finales sur la politique à un groupe d'intérêt ni à une</text:p>
      <text:p text:style-name="P1">commission d'examen. En raison du risque de pensée de groupe, ou d'une</text:p>
      <text:p text:style-name="P1">extrême polarisation d'une proposition soutenue par la majorité, les</text:p>
      <text:p text:style-name="P1">décisions finales sont prises par des corps distincts, appelé jurys</text:p>
      <text:p text:style-name="P1">politique. Cette séparation permettrait également de réduire la</text:p>
      <text:p text:style-name="P1">probabilité de positions majoritaires extrêmement polarisées sortant</text:p>
      <text:p text:style-name="P1">de la commission d'examen, puisque les membres des groupes d'intérêt</text:p>
      <text:p text:style-name="P1">particuliers et commission d'examen devraient comprendre que les produits</text:p>
      <text:p text:style-name="P1">finaux doivent être en mesure de réussir l'examen devant le jury</text:p>
      <text:p text:style-name="P1">politique. Trouver un terrain d'entente et répondre aux besoins des</text:p>
      <text:p text:style-name="P1">perspectives minoritaires pourraient améliorer leurs chances de succès</text:p>
      <text:p text:style-name="P1">final.</text:p>
      <text:p text:style-name="P1"/>
      <text:p text:style-name="P1">Chaque jury politique votera sur un projet de loi, comme les groupes</text:p>
      <text:p text:style-name="P1">législatifs d'Athènes. Dans un état ou la mise en œuvre nationale, le</text:p>
      <text:p text:style-name="P1">service de jury serait théoriquement obligatoire, mais avec des</text:p>
      <text:p text:style-name="P1">excuses de difficultés raisonnables. Il est peu probable qu'une mise</text:p>
      <text:p text:style-name="P1">en œuvre rapide au niveau municipal aurait le pouvoir juridique de</text:p>
      <text:p text:style-name="P1">mandater le service, donc des moyens d'encourager la participation</text:p>
      <text:p text:style-name="P1">devraient être examinés. Nous avons peu ou pas de possibilités</text:p>
      <text:p text:style-name="P1">comparables pour l'engagement civique dans l'Amérique moderne, si on</text:p>
      <text:p text:style-name="P1">ne peut que spéculer sur les taux de participation potentiels. Durées</text:p>
      <text:p text:style-name="P1">de service courtes associées à la rémunération adéquate, et donc la</text:p>
      <text:p text:style-name="P1">représentativité descriptive. Un état ou le jury <text:s/>de la politique</text:p>
      <text:p text:style-name="P1">nationale devrait probablement avoir au moins 400 membres pour</text:p>
      <text:p text:style-name="P1">obtenir un échantillon représentatif. Un jury de la politique</text:p>
      <text:p text:style-name="P1">municipale serait probablement nettement plus petit, tout simplement</text:p>
      <text:p text:style-name="P1">pour des raisons financières.</text:p>
      <text:p text:style-name="P1"/>
      <text:p text:style-name="P1">Comme les membres du jury de la politique, comme les groupes</text:p>
      <text:p text:style-name="P1">législatifs et les tribunaux populaires d'Athènes, sont tout</text:p>
      <text:p text:style-name="P1">simplement à l'écoute de présentations, sans discussion, il serait</text:p>
      <text:p text:style-name="P1">logistiquement possible de créer des jurys beaucoup plus grand -- des</text:p>
      <text:p text:style-name="P1"><text:soft-page-break/>milliers -- grâce à l'utilisation de l'Internet. Cependant, une raison</text:p>
      <text:p text:style-name="P1">impérieuse pour une taille plus modeste est le but de trouver le</text:p>
      <text:p text:style-name="P1">"sweet spot"(bon endroit-- on dirait plutôt juste milieu) <text:s/>qui motive</text:p>
      <text:p text:style-name="P1">les participants à surmonter l'ignorance rationnelle de l'électeur et</text:p>
      <text:p text:style-name="P1">de fournir les efforts nécessaires pour porter un jugement considéré.</text:p>
      <text:p text:style-name="P1"/>
      <text:p text:style-name="P1">La tâche et les procédures du jury politique sont fondamentalement</text:p>
      <text:p text:style-name="P1">différentes de celles des groupes d'intérêt et avis. Comme les groupes</text:p>
      <text:p text:style-name="P1">législatifs et les tribunaux populaires d'Athènes, un jury politique</text:p>
      <text:p text:style-name="P1">assisterait à des présentations pour et contre le projet de loi, et</text:p>
      <text:p text:style-name="P1">sans débat plus approfondis, voterait à bulletin secret. Cette</text:p>
      <text:p text:style-name="P1">procédure destinée à profiter de la sagesse des foules décrites dans</text:p>
      <text:p text:style-name="P1">le livre de James Surowiecki tout en évitant la dynamique de pensée de</text:p>
      <text:p text:style-name="P1">groupe et de polarisation qui peuvent survenir lorsque les</text:p>
      <text:p text:style-name="P1">participants s'engagent dans la discussion (Surowiecki 2004). Le</text:p>
      <text:p text:style-name="P1">rétrécissement de la tâche à l'écoute de présentations et de vote, et</text:p>
      <text:p text:style-name="P1">l'incitation de l'exercice du pouvoir réel, augmentera la volonté de</text:p>
      <text:p text:style-name="P1">participer et de représentativité ainsi descriptive.</text:p>
      <text:p text:style-name="P1"/>
      <text:p text:style-name="P1">Le scrutin secret permet également d'éviter les pressions sociales qui</text:p>
      <text:p text:style-name="P1">peuvent interférer avec la capacité de voter comme l'entendent les</text:p>
      <text:p text:style-name="P1">membres. Le vote secret réduit également le risque d'achat de</text:p>
      <text:p text:style-name="P1">voix. Les protections d'altération du jury seraient encore</text:p>
      <text:p text:style-name="P1">nécessaires, mais les corrupteurs potentiels sont moins tentés</text:p>
      <text:p text:style-name="P1">d'essayer d'acheter un vote quand il n'y a pas moyen de savoir si le</text:p>
      <text:p text:style-name="P1">vote a été livré.</text:p>
      <text:p text:style-name="P1"/>
      <text:p text:style-name="P1">Les membres du jury de la politique ne sont pas destinés à</text:p>
      <text:p text:style-name="P1">"représenter" les constituants géographiques (comme dans un système</text:p>
      <text:p text:style-name="P1">électoral), ni les constituants particuliers (par exemple basés sur la</text:p>
      <text:p text:style-name="P1">démographie ou les opinions politiques). Le concept traditionnel de la</text:p>
      <text:p text:style-name="P1">responsabilité des représentants ne s'applique tout simplement</text:p>
      <text:p text:style-name="P1">pas. Cela peut sembler étrange au premier abord, mais une fois que</text:p>
      <text:p text:style-name="P1">l'analogie du jury est bien comprise, cela devient évident. Nous nous</text:p>
      <text:p text:style-name="P1">attendons à ce que des jurés d'une race particulière, par exemple,</text:p>
      <text:p text:style-name="P1">demande justice, plutôt que d'être "responsable" pour les citoyens de</text:p>
      <text:p text:style-name="P1">leur race. Chaque membre d'un jury politique est invité à voter pour</text:p>
      <text:p text:style-name="P1">ce qu'il pense être le meilleur, avec le résultat net en miroir de ce</text:p>
      <text:p text:style-name="P1">que la communauté dans son ensemble peut décider si elle disposait</text:p>
      <text:p text:style-name="P1">de l'information et du temps pour réfléchir. L'expérience avec les</text:p>
      <text:p text:style-name="P1">sondages délibératifs menée par James Fishkin, dans laquelle les</text:p>
      <text:p text:style-name="P1">membres de la communauté choisis au hasard sont invités à prendre des</text:p>
      <text:p text:style-name="P1">décisions sur des questions de politique publique, suggèrent que ces</text:p>
      <text:p text:style-name="P1">groupes représentatifs peuvent être plus en mesure de favoriser à long</text:p>
      <text:p text:style-name="P1">terme et les intérêts communautaires sur l'intérêt égocentrique et les</text:p>
      <text:p text:style-name="P1">représentants élus (Fishkin 2009). Même si aucun élu n'était corrompu</text:p>
      <text:p text:style-name="P1">ou égoïste, la dynamique de réélection peut les pousser à prendre des</text:p>
      <text:p text:style-name="P1">décisions "populaires" qu'ils croient que leur, circonscription myope ou</text:p>
      <text:p text:style-name="P1">égoïste mal informée favoriserait, plutôt que des décisions qui</text:p>
      <text:p text:style-name="P1">pourraient être véritablement dans leur intérêt à long terme de</text:p>
      <text:p text:style-name="P1">constituants.</text:p>
      <text:p text:style-name="P1"/>
      <text:p text:style-name="P1"><text:soft-page-break/>Pour améliorer cette promotion du bien commun, la recherche sur les</text:p>
      <text:p text:style-name="P1">effets d'amorçage (Aquino 2009) suggère qu'il pourrait également être</text:p>
      <text:p text:style-name="P1">bénéfique d'avoir des membres qui en font une promesse, similaire au</text:p>
      <text:p text:style-name="P1">serment d'Athènes Heliastic, qu'ils voteront de façon impartiale selon</text:p>
      <text:p text:style-name="P1">ce que leur conscience leur suggère qui soit le plus juste et le</text:p>
      <text:p text:style-name="P1">meilleur pour la communauté. Mais même si nous supposons que la</text:p>
      <text:p text:style-name="P1">plupart des membres d'un corps choisi au hasard ignorent le bien</text:p>
      <text:p text:style-name="P1">commun (ou l'on suppose que la notion même de bien commun est un vain</text:p>
      <text:p text:style-name="P1">mythe), et au lieu de voter selon les intérêts égoïstes, au pire, nous</text:p>
      <text:p text:style-name="P1">arrivons au résultat idéal envisagé par la démocratie libérale</text:p>
      <text:p text:style-name="P1">contradictoire, qui est de trouver la préférence de la majorité des</text:p>
      <text:p text:style-name="P1">intérêts concurrents.</text:p>
      <text:p text:style-name="P1"/>
      <text:p text:style-name="P1">3.6 Fixer les règles de la procédure (Conseil des règles)</text:p>
      <text:p text:style-name="P1">Le comité des règles de la législature traditionnellement élu a un</text:p>
      <text:p text:style-name="P1">conflit intégré d'intérêt, où la partie qui contrôle adapte les règles</text:p>
      <text:p text:style-name="P1">ou leur interprétation, à favoriser le parti au pouvoir et l'atteinte</text:p>
      <text:p text:style-name="P1">d'objectifs législatifs. Pour résoudre ce problème, je propose la</text:p>
      <text:p text:style-name="P1">création d'un Conseil des règles imparties, de forme semblable au</text:p>
      <text:p text:style-name="P1">Conseil de l'agenda. Le Conseil du Règlement établirait des</text:p>
      <text:p text:style-name="P1">règles et des procédures pour tous les autres groupes et des conseils,</text:p>
      <text:p text:style-name="P1">tels que le processus de loterie, les exigences de quorum, des moyens</text:p>
      <text:p text:style-name="P1">pour solliciter des témoignages d'experts, les procédures qui seront</text:p>
      <text:p text:style-name="P1">utilisés dans la délibération, etc les membres auraient des durées</text:p>
      <text:p text:style-name="P1">limitées et ne pourraient pas connaître la façon dont les règles</text:p>
      <text:p text:style-name="P1">pourraient blesser ou aider n'importe quel morceau particulier de la</text:p>
      <text:p text:style-name="P1">législation future. Leur intérêt naturel serait d'assurer le plus</text:p>
      <text:p text:style-name="P1">beau et le meilleur fonctionnement de tous les corps. Il pourrait</text:p>
      <text:p text:style-name="P1">être opportun de limiter la loterie pour le Conseil particulier à ceux</text:p>
      <text:p text:style-name="P1">qui ont déjà servi sur un autre corps désigné, afin qu'ils</text:p>
      <text:p text:style-name="P1">comprennent les dynamiques à l’œuvre. </text:p>
      <text:p text:style-name="P1"/>
      <text:p text:style-name="P1"><text:s/></text:p>
      <text:p text:style-name="P1">3.7 L'application des règles (Conseil de surveillance)</text:p>
      <text:p text:style-name="P1">Qui présente les arguments pour et contre à des jurys politique, et</text:p>
      <text:p text:style-name="P1">comment décident-ils de faire exactement ce qu'inclut le contenu, dans</text:p>
      <text:p text:style-name="P1">le but de donner une présentation "équilibrée" ? Même le charisme</text:p>
      <text:p text:style-name="P1">relatif, l'apparence ou le statut social des différents intervenants</text:p>
      <text:p text:style-name="P1">peuvent être importants. Une approche possible est d'avoir le même</text:p>
      <text:p text:style-name="P1">personnel présent à la fois pro et arguments anti fabriqués par les</text:p>
      <text:p text:style-name="P1">membres des groupes d'intérêt et d’examen, qui tombent de chaque côté</text:p>
      <text:p text:style-name="P1">de la fracture pro anti. Toutefois, cela laisse le jury de la</text:p>
      <text:p text:style-name="P1">politique en danger d'être piloté par la bureaucratie de promouvoir</text:p>
      <text:p text:style-name="P1">ses propres intérêts -- un problème commun avec les corps élus. </text:p>
      <text:p text:style-name="P1">Beaucoup de législatures d’état et nationaux tentent de résoudre</text:p>
      <text:p text:style-name="P1">ce problème en permettant à chaque législateur d'engager leur propre</text:p>
      <text:p text:style-name="P1">personnel. Toutefois, ce personnel individualisé finit souvent par</text:p>
      <text:p text:style-name="P1">passer une quantité excessive de temps sur des préoccupation de la</text:p>
      <text:p text:style-name="P1">réélection, tels que les relations publiques et le service des</text:p>
      <text:p text:style-name="P1">constituants, plutôt que sur la politique.</text:p>
      <text:p text:style-name="P1"/>
      <text:p text:style-name="P1">Au lieu de cela, je propose la création d'un Conseil de surveillance,</text:p>
      <text:p text:style-name="P1"><text:soft-page-break/>désigné par le sort, qui porte exclusivement sur la performance du</text:p>
      <text:p text:style-name="P1">personnel et de l'équité, plutôt que les questions de politique</text:p>
      <text:p text:style-name="P1">elles-mêmes. En plus d'évaluer la performance générale de l'équipe,</text:p>
      <text:p text:style-name="P1">ils se prononcent sur les plaintes concernant des présentations</text:p>
      <text:p text:style-name="P1">biaisées ou injustes données par le personnel. Ils doivent</text:p>
      <text:p text:style-name="P1">probablement avoir le pouvoir d'embaucher et de licencier du personnel</text:p>
      <text:p text:style-name="P1">au service des autres corps de tirage au sort.</text:p>
      <text:p text:style-name="P1"/>
      <text:p text:style-name="P1">Au niveau national ou régional, il pourrait être approprié d'avoir</text:p>
      <text:p text:style-name="P1">trois conseils méta-législatifs distincts Conseil Agenda fixant</text:p>
      <text:p text:style-name="P1">l'agenda des questions à traiter et établir des groupes</text:p>
      <text:p text:style-name="P1">d'intérêt, le Conseil du règlement établissant les règles et</text:p>
      <text:p text:style-name="P1">procédures du bon déroulement de délibération, et le Conseil de</text:p>
      <text:p text:style-name="P1">contrôle qui supervise le personnel de tous les corps issus du</text:p>
      <text:p text:style-name="P1">tirage au sort, et peut-être celui qui supervise la performance de</text:p>
      <text:p text:style-name="P1">l'exécutif dans l'application des lois. Pour une municipalité, un</text:p>
      <text:p text:style-name="P1">conseil unique méta-législatif semble approprié; la tâche limitée</text:p>
      <text:p text:style-name="P1">d'assurer que le processus de constitution des corps par tirage</text:p>
      <text:p text:style-name="P1">au sort soit bon et le personnel qui fournissent des présentations</text:p>
      <text:p text:style-name="P1">équilibrées.</text:p>
      <text:p text:style-name="P1"/>
      <text:p text:style-name="P1">4 Conclusion</text:p>
      <text:p text:style-name="P1">Les principes et les pratiques de la démocratie athénienne classique</text:p>
      <text:p text:style-name="P1">constituent un point de départ pour la conception d'une démocratie</text:p>
      <text:p text:style-name="P1">moderne, qui peut être adapté à n'importe quelle taille. Le modèle</text:p>
      <text:p text:style-name="P1">présenté ici répond aux principes de l'égalité politique des Athéniens</text:p>
      <text:p text:style-name="P1">(isonomia) et la liberté de s'exprimer et de contribuer au processus</text:p>
      <text:p text:style-name="P1">de prise de décision démocratique (isegoria). Il capitalise sur la</text:p>
      <text:p text:style-name="P1">pratique athénienne par tirage au sort, en fournissant un système de</text:p>
      <text:p text:style-name="P1">freins et de contrepoids. Enfin, ce modèle permet de résoudre les</text:p>
      <text:p text:style-name="P1">dilemmes des cinq objectifs contradictoires, évoqués ci-dessus (voir le</text:p>
      <text:p text:style-name="P1">tableau 1).</text:p>
      <text:p text:style-name="P1"/>
      <text:p text:style-name="P1">Tableau 1 : Résolution des dilemmes par utilisation de multiples</text:p>
      <text:p text:style-name="P1">corps tirés au sort</text:p>
      <text:p text:style-name="P1"/>
      <text:p text:style-name="P1">________________________________________________________________________________</text:p>
      <text:p text:style-name="P1">1er objectif <text:s text:c="7"/>| objectif en conflit <text:s text:c="11"/>|résolution</text:p>
      <text:p text:style-name="P1">--------------------------------------------------------------------------------</text:p>
      <text:p text:style-name="P1">maximiser la <text:s text:c="7"/>|maximiser l'intérêt et l'engage-|Les jurys politique</text:p>
      <text:p text:style-name="P1">représentativité <text:s text:c="3"/>|ment des membres d'un corps <text:s text:c="4"/>|maximisent la représenta-</text:p>
      <text:p text:style-name="P1">descriptive <text:s text:c="8"/>|délibérant <text:s text:c="21"/>|tivité descriptive, tandis</text:p>
      <text:p text:style-name="P1"><text:s text:c="20"/>| <text:s text:c="31"/>|que les conseils et les </text:p>
      <text:p text:style-name="P1"><text:s text:c="20"/>| <text:s text:c="31"/>|les groupes assurent</text:p>
      <text:p text:style-name="P1"><text:s text:c="20"/>| <text:s text:c="31"/>|l'engagement</text:p>
      <text:p text:style-name="P1">-------------------------------------------------------------------------------</text:p>
      <text:p text:style-name="P1">rotation fréquente, |mandats plus longs, afin de max-|les jurys politique ont</text:p>
      <text:p text:style-name="P1">élargir la partici- |imiser la familiarité des parti-|une rotation fréquente</text:p>
      <text:p text:style-name="P1">pation et augmenter |cipants avec les questions à <text:s text:c="3"/>|et une large participa-</text:p>
      <text:p text:style-name="P1">la résistance à la <text:s/>|l'étude <text:s text:c="24"/>|tion, tandis que les </text:p>
      <text:p text:style-name="P1">corruption <text:s text:c="9"/>| <text:s text:c="31"/>|conseils et les groupes</text:p>
      <text:p text:style-name="P1"><text:s text:c="20"/>| <text:s text:c="31"/>|permettent le dévelop-</text:p>
      <text:p text:style-name="P1"><text:soft-page-break/><text:s text:c="20"/>| <text:s text:c="31"/>|pement des compétences</text:p>
      <text:p text:style-name="P1">--------------------------------------------------------------------------------</text:p>
      <text:p text:style-name="P1">droit garanti à cha-|éviter la domination par des <text:s text:c="3"/>|groupes d'intérêt et péti-</text:p>
      <text:p text:style-name="P1">que citoyen de part-|intérêts particuliers en raison |tions permettent à tout</text:p>
      <text:p text:style-name="P1">iciper <text:s text:c="13"/>|de l'auto-sélection <text:s text:c="12"/>|citoyen de contribuer, </text:p>
      <text:p text:style-name="P1"><text:s text:c="20"/>| <text:s text:c="31"/>|pendant que les Commission</text:p>
      <text:p text:style-name="P1"><text:s text:c="20"/>| <text:s text:c="31"/>|d'examen, et, finalement</text:p>
      <text:p text:style-name="P1"><text:s text:c="20"/>| <text:s text:c="31"/>|les jurys politique pro-</text:p>
      <text:p text:style-name="P1"><text:s text:c="20"/>| <text:s text:c="31"/>|tègent contre la distor-</text:p>
      <text:p text:style-name="P1"><text:s text:c="20"/>| <text:s text:c="31"/>|sion de la participation</text:p>
      <text:p text:style-name="P1">--------------------------------------------------------------------------------</text:p>
      <text:p text:style-name="P1">maximiser la capa- <text:s/>|éviter la polarisation et la <text:s text:c="3"/>|Conseils et groupes prom-</text:p>
      <text:p text:style-name="P1">cité de résolution <text:s/>|pensée de groupe <text:s text:c="15"/>|euvent et prennent la rés-</text:p>
      <text:p text:style-name="P1">de problèmes par la | <text:s text:c="31"/>|olution de problèmes alors</text:p>
      <text:p text:style-name="P1">discussion et le dé-| <text:s text:c="31"/>|que les jurys politique</text:p>
      <text:p text:style-name="P1">bat interne <text:s text:c="8"/>| <text:s text:c="31"/>|protègent à la fois contre</text:p>
      <text:p text:style-name="P1"><text:s text:c="20"/>| <text:s text:c="31"/>|la polarisation et la</text:p>
      <text:p text:style-name="P1"><text:s text:c="20"/>| <text:s text:c="31"/>|pensée de groupe</text:p>
      <text:p text:style-name="P1">--------------------------------------------------------------------------------</text:p>
      <text:p text:style-name="P1">maximiser le pouvoir|éviter les décisions arbitraires|Les Conseils permettent</text:p>
      <text:p text:style-name="P1">démocratique en ay- |qui sont trop sensibles aux inc-|un contrôle démocratique</text:p>
      <text:p text:style-name="P1">ant un corps délib- |linations de quelques membres <text:s text:c="2"/>|de l'agenda et le</text:p>
      <text:p text:style-name="P1">érant de larges pou-|charismatiques non représentatif|processus alors que les</text:p>
      <text:p text:style-name="P1">voirs fixer son pro-|dans un corps alloué <text:s text:c="11"/>|jurys politique protègent</text:p>
      <text:p text:style-name="P1">pre agenda, <text:s text:c="8"/>| <text:s text:c="31"/>|contre l'influence des</text:p>
      <text:p text:style-name="P1">les projets de ses <text:s/>| <text:s text:c="31"/>|extrêmes et individus</text:p>
      <text:p text:style-name="P1">propres projets de <text:s/>| <text:s text:c="31"/>|puissants</text:p>
      <text:p text:style-name="P1">loi et voter le haut| <text:s text:c="31"/>|</text:p>
      <text:p text:style-name="P1">ou vers le bas <text:s text:c="5"/>| <text:s text:c="31"/>|</text:p>
      <text:p text:style-name="P1">--------------------------------------------------------------------------------</text:p>
      <text:p text:style-name="P1"/>
      <text:p text:style-name="P1">Ce modèle de tirage au sort est évolutif à partir d'une municipalité à</text:p>
      <text:p text:style-name="P1">l'autre, national ou international. Les domaines de compétence sont flexibles</text:p>
      <text:p text:style-name="P1">sans fin, des décisions relativement mineures jusqu'à et y compris les</text:p>
      <text:p text:style-name="P1">tâches législatives, à l'exclusion des élections. Evidement, il est à</text:p>
      <text:p text:style-name="P1">la fois pratique et prudent de commencer à une petite échelle, et avec</text:p>
      <text:p text:style-name="P1">un mandat limité. Ainsi, un accent initial sur les adoptions</text:p>
      <text:p text:style-name="P1">municipales de sens, comme cela s'est proudit avec le Canada Bay en</text:p>
      <text:p text:style-name="P1">Nouvelle-Galles du Sud, en Australie en 2012 (Thompson 2012). Situations </text:p>
      <text:p text:style-name="P1">où les élus actuels sont réticents à prendre des décisions politiques</text:p>
      <text:p text:style-name="P1">impopulaires (politique no-win), et pourraient être disposés à les</text:p>
      <text:p text:style-name="P1">transférer à des corps de citoyens désignés, sont particulièrement</text:p>
      <text:p text:style-name="P1">plausible pour l'adoption anticipée. <text:s text:c="2"/></text:p>
      <text:p text:style-name="P1"/>
      <text:p text:style-name="P1">Ce modèle peut être mis en oeuvre dans une variété de façons, allant</text:p>
      <text:p text:style-name="P1">de petits changements progressifs à des réformes fondamentales. Par</text:p>
      <text:p text:style-name="P1">exemple, les éléments du modèle pourraient être utilisés pour : </text:p>
      <text:p text:style-name="P1">1) Face à une loi -- comme avec l'Assemblée de citoyens de Colombie-Britannique </text:p>
      <text:p text:style-name="P1">2) Faire toutes les lois au sein d'une zone d'émission -- par exemple,</text:p>
      <text:p text:style-name="P1">une zone où les législateurs ont un conflit d'intérêt, tels que le</text:p>
      <text:p text:style-name="P1">redécoupage ou application de règles d'éthique <text:s/></text:p>
      <text:p text:style-name="P1">3) Améliorer la qualité de délibération d'une initiative et le</text:p>
      <text:p text:style-name="P1"><text:soft-page-break/>processus de référendum (Gastil 2012) -- par exemple, que dans le</text:p>
      <text:p text:style-name="P1">processus Oregon Initiative avis.</text:p>
      <text:p text:style-name="P1">4) Remplacer une chambre élue par un parlement bicaméral</text:p>
      <text:p text:style-name="P1">5) Effectuer l'ensemble du processus législatif à la place d'une</text:p>
      <text:p text:style-name="P1">assemblée législative élue.</text:p>
      <text:p text:style-name="P1"/>
      <text:p text:style-name="P1">C'est mon espoir que cette "conception de référence" puisse servir de</text:p>
      <text:p text:style-name="P1">base conceptuelle pour l'élaboration de propositions concrètes, que</text:p>
      <text:p text:style-name="P1">peuvent retenir une chambre législative élue et soit donc plus facile</text:p>
      <text:p text:style-name="P1">à mettre en oeuvre, mais qui bénéficient des nombreux avantages de ce</text:p>
      <text:p text:style-name="P1">modèle. On se demande ce qui aurait lieu si cette vision concurrente</text:p>
      <text:p text:style-name="P1">de la démocratie avait été largement connue par les Egyptiens pendant</text:p>
      <text:p text:style-name="P1">le printemps arabe. L'ironie du militant démocratique Dalia Ziada</text:p>
      <text:p text:style-name="P1">demandant un boycott d'une élection, en raison de l'absence d'un</text:p>
      <text:p text:style-name="P1">candidat accpetable (Ziada 2012), conduit à la maison les limites du</text:p>
      <text:p text:style-name="P1">modèle de démocratie électorale. La démocratie peut-être mieux sans</text:p>
      <text:p text:style-name="P1">élections.</text:p>
      <text:p text:style-name="P1"/>
      <text:p text:style-name="P1"/>
      <text:p text:style-name="P1">References</text:p>
      <text:p text:style-name="P1">Aquino, Karl, Dan Freeman, Americus Reed II, Vivien K. G Lim, and Will Felps. 2009. “Testing a social-cognitive model of moral behavior: The interactive influence of situations and moral identity centrality.” Journal of Personality and Social Psychology, Vol. 97(1). American Psychological Association.</text:p>
      <text:p text:style-name="P1">Bryan, Frank. 2003. Real Democracy: The New England Town Meeting and How It Works. Chicago: University of Chicago Press.</text:p>
      <text:p text:style-name="P1">Burnheim, John. 1985. Is Democracy Possible?. Berkeley: University of California Press.</text:p>
      <text:p text:style-name="P1">Callenbach, Ernest, and Michael Phillips. 1985. A Citizen Legislature. Berkeley: Banyan Tree Books.</text:p>
      <text:p text:style-name="P1">Calvert, Aubin, and Mark E. Warren. 2012. “Deliberative Democracy and Framing Effects: Why Frames are a Problem and How Deliberative Minipublics Might Overcome Them.” (Forthcoming in Deliberative Minipublics. edited by Kimmo Grönlund, André Bächtiger, and Maija Setälä, ECPR Press.</text:p>
      <text:p text:style-name="P1">Caplan, Bryan. 2007. The Myth of the Rational Voter: Why Democracies Choose Bad Policies. Princeton: Princeton University Press.</text:p>
      <text:p text:style-name="P1">Carson, Lyn and Brian Martin. 1999. Random Selection in Politics. Westport, CT: Praeger Publishers.</text:p>
      <text:p text:style-name="P1">Carson, Lyn and Janette Hartz-Karp. 2005. “Adapting and Combining Deliberative Designs: Juries, Polls, and Forums” In The Deliberative Democracy Handbook: Strategies for Effective Civic Engagement in the Twenty-First Century. eds. John Gastil, and Peter Levine. San Francisco: Jossey-Bass.</text:p>
      <text:p text:style-name="P1">——. 2006. “Improving Public Deliberative Practice: A Comparative Analysis of Two Italian Citizens’ Jury Projects in 2006.” Journal of Public Deliberation: Vol. 2: No. 1, Article 12.</text:p>
      <text:p text:style-name="P1">Crosby, Ned, Janet Kelly, and Paul Schaefer. 1986. "Citizens Panels: A New Approach to Citizen Participation." Public Administration Review. Vol. 46, No. 2.</text:p>
      <text:p text:style-name="P1">Dahl, Robert. 1970. After the revolution? Authority in a good society. New Haven: Yale University Press.</text:p>
      <text:p text:style-name="P1">——. 1989. Democracy and its Critics. New Haven: Yale University</text:p>
      <text:p text:style-name="P1">Press. </text:p>
      <text:p text:style-name="P1">Dienel, Peter, and Ortwin Renn. 1995. “Planning Cells: A Gate to ‘Fractal’</text:p>
      <text:p text:style-name="P1">Mediation.” Fairness and Competence in Citizen Participation:</text:p>
      <text:p text:style-name="P1">Technology, Risk, and Society, Volume 10. Springer.</text:p>
      <text:p text:style-name="P1"><text:soft-page-break/>Dowlen, Oliver. The Political Potential of Sortition: A Study of the Random</text:p>
      <text:p text:style-name="P1">Selection of Citizens for Public Office. Charlottesville: Imprint</text:p>
      <text:p text:style-name="P1">Academic. </text:p>
      <text:p text:style-name="P1">Fischer, Frank. 2009. Democracy and Expertise: Reorienting Policy Inquiry. Oxford: Oxford University Press.</text:p>
      <text:p text:style-name="P1">Fishkin, James. 2009. When the People Speak : Deliberative Democracy and Public Consultation. Oxford : Oxford University Press.</text:p>
      <text:p text:style-name="P1">Gastil, John. 2000. By Popular Demand: Revitalizing Representative Democracy through Deliberative Elections. Berkeley: University of California Press.</text:p>
      <text:p text:style-name="P1">—— and Robert Richards, 2012. “Making Direct Democracy Deliberative through Random Assemblies.” prepared for the 2012 annual meeting of the American Sociological Association, Denver, CO.</text:p>
      <text:p text:style-name="P1">Gollop, Leigh. 2007. “Releasing Democracy: giving real power to the people.” The Flinders Journal of History and Politics. Vol. 24.</text:p>
      <text:p text:style-name="P1">Hansen, Morgens H. 1999. Athenian Democracy in the Age of Demosthenes. Norman, OK: University of Oklahoma Press edition.</text:p>
      <text:p text:style-name="P1">Herath, R. B. 2007. Real Power to the People: A Novel Approach to</text:p>
      <text:p text:style-name="P1">Electoral Reform in British Columbia. Lanham, MD: University Press Of</text:p>
      <text:p text:style-name="P1">America. </text:p>
      <text:p text:style-name="P1">Koriat, Asher. 2012. “When Are Two Heads Better Than One and Why. Science.</text:p>
      <text:p text:style-name="P1">Vol. 336: no. 6079. American Assoc. for the Advancement of Science. </text:p>
      <text:p text:style-name="P1">Landemore, Helene E. 2012. “Why the Many Are Smarter than the Few and</text:p>
      <text:p text:style-name="P1">Why It Matters.” Journal of Public Deliberation. Vol. 8: Issue 1,</text:p>
      <text:p text:style-name="P1">Art. 7. </text:p>
      <text:p text:style-name="P1">Leib, Ethan J. 2004. Deliberative Democracy in America: A Proposal for a</text:p>
      <text:p text:style-name="P1">Popular Branch of Government. University Park, PA: Penn State Press. </text:p>
      <text:p text:style-name="P1">Lorenz, Jan, Heiko Rauhut, Frank Schweitzer, and Dirk Helbing. 2011. “How</text:p>
      <text:p text:style-name="P1">Social Influence Can Undermine the Wisdom of Crowd Effect.”</text:p>
      <text:p text:style-name="P1">Proceedings of the National Academy of Sciences. Vol. 108: No. 22. </text:p>
      <text:p text:style-name="P1">Manin, Bernard. 1997. The Principles of Representative Government. Cambridge:</text:p>
      <text:p text:style-name="P1">Cambridge University Press</text:p>
      <text:p text:style-name="P1">——. 2005. “Democratic Deliberation: Why We Should Promote Debate Rather</text:p>
      <text:p text:style-name="P1">than Discussion.” Paper delivered at the Program in Ethics and Public Affairs Seminar. Princeton University. October 13th 2005. http://politics.as.nyu.edu/docs/IO/2792/delib.pdf</text:p>
      <text:p text:style-name="P1">Matthews, Roger, Lynn Hancock and Daniel Briggs. 2004. Jurors’ perceptions, understanding, confidence and satisfaction in the jury system: a study in six courts. Centre for Criminology, Middlesex University. London: Home Office Online Report 05/04.</text:p>
      <text:p text:style-name="P1">O’Leary, Kevin. 2006. Saving Democracy: A Plan for Real Representation in America. Stanford, CA: Stanford University Press.</text:p>
      <text:p text:style-name="P1">Ober, Josiah. 2007. “What the Ancient Greeks Can Tell Us About Democracy.” version 1.0. Princeton.edu. Stanford. Accessed 21, May, 2012. http://www.princeton.edu/~pswpc/pdfs/ober/090703.pdf</text:p>
      <text:p text:style-name="P1">——. 2008. Democracy and Knowledge: Innovation and Learning in</text:p>
      <text:p text:style-name="P1">Classical Athens, Princeton: Princeton University Press.</text:p>
      <text:p text:style-name="P1">Page, Scott E. 2007. The Difference. How the Power of Diversity Creates Better Groups, Firms, Schools, and Societies. Princeton: Princeton University Press.</text:p>
      <text:p text:style-name="P1">Pitkin, Hanna. 1967. The Concept of Representation. Berkeley: University of California Press.</text:p>
      <text:p text:style-name="P1">Sunstein, Cass R. 2005. Why Societies Need Dissent. Cambridge: Harvard University Press.</text:p>
      <text:p text:style-name="P1">——. 2006. Infotopia: how many minds produce knowledge. Oxford, New York: Oxford University Press.</text:p>
      <text:p text:style-name="P1">Surowiecki, James. 2004. The Wisdom of Crowds. Why the Many are Smarter than the Few and How Collective Wisdom Shapes Business, Economies, Societies, and Nations. New York, London, <text:soft-page-break/>Toronto, Sidney, Auckland: Doubleday.</text:p>
      <text:p text:style-name="P1">Sutherland, Keith. 2008. A Peoples’ Parliament. Charlottesville, VA: Imprint Academic.</text:p>
      <text:p text:style-name="P1">Thompson, Nivek K. 2012. "Participatory budgeting - the Australian way," Journal of Public Deliberation: Vol. 8: Iss. 2, Article 5.</text:p>
      <text:p text:style-name="P1">Warren, Mark E. 1996. “What Should We Expect from More Democracy?</text:p>
      <text:p text:style-name="P1">Radically Democratic Responses to Politics,” Political Theory. 24</text:p>
      <text:p text:style-name="P1">(2). 1996.</text:p>
      <text:p text:style-name="P1">Westen, Drew. 2007. The Political Brain: The Role of Emotion in Deciding the Fate of the Nation. New York: Public Affairs</text:p>
      <text:p text:style-name="P1">Woodruff, Paul. 2005. First Democracy: The Challenge of an Ancient Idea. Oxford, New York: Oxford University Press.</text:p>
      <text:p text:style-name="P1">Zakaras, Alex. 2010. “Lot and Democratic Representation: A Modest Proposal” Constellations, Vol. 17, No. 3, Oxford: Blackwell Publishing</text:p>
      <text:p text:style-name="P1">Ziada, Dalia. 2012. “Egyptian Protestor: Candidates Don't Represent Me.” NPR.org. Interview on National Public Radio. Accessed 21, Feb., 2013. http://www.npr.org/2012/06/15/155135347/egyptian-protestor-candidates- dont-represent-me</text:p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21:35:15.150421000</meta:creation-date>
    <dc:date>2014-08-01T23:27:39.51</dc:date>
    <meta:editing-duration>PT1H26M35S</meta:editing-duration>
    <meta:editing-cycles>6</meta:editing-cycles>
    <meta:generator>LibreOffice/4.3.1.2$MacOSX_X86_64 LibreOffice_project/958349dc3b25111dbca392fbc281a05559ef6848</meta:generator>
    <meta:document-statistic meta:table-count="0" meta:image-count="0" meta:object-count="0" meta:page-count="22" meta:paragraph-count="962" meta:word-count="9386" meta:character-count="63479" meta:non-whitespace-character-count="53882"/>
  </office:meta>
</office:document-meta>
</file>